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319in"/>
    </style:style>
    <style:style style:name="co4" style:family="table-column">
      <style:table-column-properties fo:break-before="auto" style:column-width="1.3173in"/>
    </style:style>
    <style:style style:name="co5" style:family="table-column">
      <style:table-column-properties fo:break-before="auto" style:column-width="1.4409in"/>
    </style:style>
    <style:style style:name="co6" style:family="table-column">
      <style:table-column-properties fo:break-before="auto" style:column-width="0.9228in"/>
    </style:style>
    <style:style style:name="co7" style:family="table-column">
      <style:table-column-properties fo:break-before="auto" style:column-width="1.148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2.6126in"/>
    </style:style>
    <style:style style:name="co10" style:family="table-column">
      <style:table-column-properties fo:break-before="auto" style:column-width="2.2846in"/>
    </style:style>
    <style:style style:name="co11" style:family="table-column">
      <style:table-column-properties fo:break-before="auto" style:column-width="0.8846in"/>
    </style:style>
    <style:style style:name="co12" style:family="table-column">
      <style:table-column-properties fo:break-before="auto" style:column-width="0.7008in"/>
    </style:style>
    <style:style style:name="co13" style:family="table-column">
      <style:table-column-properties fo:break-before="auto" style:column-width="0.3516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7445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1366in"/>
    </style:style>
    <style:style style:name="co19" style:family="table-column">
      <style:table-column-properties fo:break-before="auto" style:column-width="0.8217in"/>
    </style:style>
    <style:style style:name="co20" style:family="table-column">
      <style:table-column-properties fo:break-before="auto" style:column-width="2.353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bottom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ibrary Names" table:style-name="ta1" table:print="false">
        <table:table-column table:style-name="co1" table:default-cell-style-name="Default"/>
        <table:table-row table:style-name="ro1">
          <table:table-cell office:value-type="string">
            <text:p>Battery</text:p>
          </table:table-cell>
        </table:table-row>
        <table:table-row table:style-name="ro1">
          <table:table-cell office:value-type="string">
            <text:p>Connector</text:p>
          </table:table-cell>
        </table:table-row>
        <table:table-row table:style-name="ro1">
          <table:table-cell office:value-type="string">
            <text:p>Discrete</text:p>
          </table:table-cell>
        </table:table-row>
        <table:table-row table:style-name="ro1">
          <table:table-cell office:value-type="string">
            <text:p>Display</text:p>
          </table:table-cell>
        </table:table-row>
        <table:table-row table:style-name="ro1">
          <table:table-cell office:value-type="string">
            <text:p>Fuse</text:p>
          </table:table-cell>
        </table:table-row>
        <table:table-row table:style-name="ro1">
          <table:table-cell office:value-type="string">
            <text:p>Header</text:p>
          </table:table-cell>
        </table:table-row>
        <table:table-row table:style-name="ro1">
          <table:table-cell office:value-type="string">
            <text:p>IC</text:p>
          </table:table-cell>
        </table:table-row>
        <table:table-row table:style-name="ro1">
          <table:table-cell office:value-type="string">
            <text:p>Potentiometer</text:p>
          </table:table-cell>
        </table:table-row>
        <table:table-row table:style-name="ro1">
          <table:table-cell office:value-type="string">
            <text:p>Switch</text:p>
          </table:table-cell>
        </table:table-row>
        <table:table-row table:style-name="ro1">
          <table:table-cell office:value-type="string">
            <text:p>Terminal Block</text:p>
          </table:table-cell>
        </table:table-row>
        <table:table-row table:style-name="ro1">
          <table:table-cell office:value-type="string">
            <text:p>Test</text:p>
          </table:table-cell>
        </table:table-row>
      </table:table>
      <table:table table:name="Battery" table:style-name="ta1">
        <table:table-column table:style-name="co2" table:default-cell-style-name="Default"/>
        <table:table-row table:style-name="ro1">
          <table:table-cell/>
        </table:table-row>
      </table:table>
      <table:table table:name="Connector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Discrete - Capacitor" table:style-name="ta1"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4" table:default-cell-style-name="ce2"/>
        <table:table-column table:style-name="co8" table:number-columns-repeated="4" table:default-cell-style-name="Default"/>
        <table:table-row table:style-name="ro2">
          <table:table-cell table:style-name="ce1" office:value-type="string">
            <text:p>Wings 3D Component Name</text:p>
          </table:table-cell>
          <table:table-cell table:style-name="ce3" office:value-type="string">
            <text:p>Component Type</text:p>
          </table:table-cell>
          <table:table-cell table:style-name="ce3" table:number-columns-repeated="2"/>
          <table:table-cell table:style-name="ce3" office:value-type="string">
            <text:p>Orientation</text:p>
          </table:table-cell>
          <table:table-cell table:style-name="ce3" office:value-type="string">
            <text:p>Formed Leads</text:p>
          </table:table-cell>
          <table:table-cell table:style-name="ce4" office:value-type="string" table:number-columns-spanned="2" table:number-rows-spanned="1">
            <text:p>Body Dia</text:p>
          </table:table-cell>
          <table:covered-table-cell table:style-name="Default"/>
          <table:table-cell table:style-name="ce4" office:value-type="string" table:number-columns-spanned="2" table:number-rows-spanned="1">
            <text:p>Body Length</text:p>
          </table:table-cell>
          <table:covered-table-cell table:style-name="Default"/>
          <table:table-cell table:style-name="ce5" office:value-type="string" table:number-columns-spanned="2" table:number-rows-spanned="1">
            <text:p>Lead Spacing</text:p>
          </table:table-cell>
          <table:covered-table-cell table:style-name="ce5"/>
          <table:table-cell table:style-name="ce4" office:value-type="string" table:number-columns-spanned="2" table:number-rows-spanned="1">
            <text:p>Lead Dia</text:p>
          </table:table-cell>
          <table:covered-table-cell/>
        </table:table-row>
        <table:table-row table:style-name="ro1">
          <table:table-cell office:value-type="string">
            <text:p>0402</text:p>
          </table:table-cell>
          <table:table-cell table:number-columns-repeated="13"/>
        </table:table-row>
        <table:table-row table:style-name="ro1">
          <table:table-cell office:value-type="string">
            <text:p>0603</text:p>
          </table:table-cell>
          <table:table-cell table:number-columns-repeated="13"/>
        </table:table-row>
        <table:table-row table:style-name="ro1">
          <table:table-cell office:value-type="string">
            <text:p>0805</text:p>
          </table:table-cell>
          <table:table-cell table:number-columns-repeated="13"/>
        </table:table-row>
        <table:table-row table:style-name="ro1">
          <table:table-cell office:value-type="string">
            <text:p>1206</text:p>
          </table:table-cell>
          <table:table-cell table:number-columns-repeated="13"/>
        </table:table-row>
        <table:table-row table:style-name="ro1">
          <table:table-cell table:style-name="ce2" table:formula="of:=CONCATENATE([.B6];&quot;_&quot;;[.C6];&quot;_&quot;;LEFT([.E6];3);&quot;_&quot;;IF([.F6]&lt;&gt;0;CONCATENATE(LEFT([.F6];1);&quot;_&quot;);&quot;&quot;);[.G6];&quot;_&quot;;[.I6];&quot;_&quot;;[.K6];&quot;_&quot;;[.M6])" office:value-type="string" office:string-value="CAP_E_AXI_200_500_400_20">
            <text:p>CAP_E_AXI_200_500_400_20</text:p>
          </table:table-cell>
          <table:table-cell office:value-type="string">
            <text:p>CAP</text:p>
          </table:table-cell>
          <table:table-cell office:value-type="string">
            <text:p>E</text:p>
          </table:table-cell>
          <table:table-cell office:value-type="string">
            <text:p>Electrolytic</text:p>
          </table:table-cell>
          <table:table-cell office:value-type="string">
            <text:p>AXIAL</text:p>
          </table:table-cell>
          <table:table-cell/>
          <table:table-cell table:style-name="Default" office:value-type="float" office:value="200">
            <text:p>200</text:p>
          </table:table-cell>
          <table:table-cell table:style-name="Default" office:value-type="string">
            <text:p>MIL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MIL</text:p>
          </table:table-cell>
          <table:table-cell office:value-type="float" office:value="400">
            <text:p>400</text:p>
          </table:table-cell>
          <table:table-cell office:value-type="string">
            <text:p>MIL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</table:table-row>
        <table:table-row table:style-name="ro1">
          <table:table-cell table:style-name="ce2" table:formula="of:=CONCATENATE([.B7];&quot;_&quot;;[.C7];&quot;_&quot;;LEFT([.E7];3);&quot;_&quot;;IF([.F7]&lt;&gt;0;CONCATENATE(LEFT([.F7];1);&quot;_&quot;);&quot;&quot;);[.G7];&quot;_&quot;;[.I7];&quot;_&quot;;[.K7];&quot;_&quot;;[.M7])" office:value-type="string" office:string-value="CAP_T_RAD_200_500_200_20">
            <text:p>CAP_T_RAD_200_500_200_20</text:p>
          </table:table-cell>
          <table:table-cell office:value-type="string">
            <text:p>CAP</text:p>
          </table:table-cell>
          <table:table-cell office:value-type="string">
            <text:p>T</text:p>
          </table:table-cell>
          <table:table-cell office:value-type="string">
            <text:p>Tantalum</text:p>
          </table:table-cell>
          <table:table-cell office:value-type="string">
            <text:p>RADIAL</text:p>
          </table:table-cell>
          <table:table-cell/>
          <table:table-cell table:style-name="Default" office:value-type="float" office:value="200">
            <text:p>200</text:p>
          </table:table-cell>
          <table:table-cell table:style-name="Default" office:value-type="string">
            <text:p>MIL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MIL</text:p>
          </table:table-cell>
          <table:table-cell office:value-type="float" office:value="200">
            <text:p>200</text:p>
          </table:table-cell>
          <table:table-cell office:value-type="string">
            <text:p>MIL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</table:table-row>
        <table:table-row table:style-name="ro1">
          <table:table-cell table:style-name="ce2" table:formula="of:=CONCATENATE([.B8];&quot;_&quot;;[.C8];&quot;_&quot;;LEFT([.E8];3);&quot;_&quot;;IF([.F8]&lt;&gt;0;CONCATENATE(LEFT([.F8];1);&quot;_&quot;);&quot;&quot;);[.G8];&quot;_&quot;;[.I8];&quot;_&quot;;[.K8];&quot;_&quot;;[.M8])" office:value-type="string" office:string-value="CAP_F_AXI_F_200_500_200_20">
            <text:p>CAP_F_AXI_F_200_500_200_20</text:p>
          </table:table-cell>
          <table:table-cell office:value-type="string">
            <text:p>CAP</text:p>
          </table:table-cell>
          <table:table-cell office:value-type="string">
            <text:p>F</text:p>
          </table:table-cell>
          <table:table-cell office:value-type="string">
            <text:p>Formica</text:p>
          </table:table-cell>
          <table:table-cell office:value-type="string">
            <text:p>AXIAL</text:p>
          </table:table-cell>
          <table:table-cell office:value-type="string">
            <text:p>FORMED</text:p>
          </table:table-cell>
          <table:table-cell table:style-name="Default" office:value-type="float" office:value="200">
            <text:p>200</text:p>
          </table:table-cell>
          <table:table-cell table:style-name="Default" office:value-type="string">
            <text:p>MIL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MIL</text:p>
          </table:table-cell>
          <table:table-cell office:value-type="float" office:value="200">
            <text:p>200</text:p>
          </table:table-cell>
          <table:table-cell office:value-type="string">
            <text:p>MIL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</table:table-row>
        <table:table-row table:style-name="ro1">
          <table:table-cell table:style-name="ce2" table:formula="of:=CONCATENATE([.B9];&quot;_&quot;;[.C9];&quot;_&quot;;LEFT([.E9];3);&quot;_&quot;;IF([.F9]&lt;&gt;0;CONCATENATE(LEFT([.F9];1);&quot;_&quot;);&quot;&quot;);[.G9];&quot;_&quot;;[.I9];&quot;_&quot;;[.K9];&quot;_&quot;;[.M9])" office:value-type="string" office:string-value="CAP_C_RAD_F_200_500_200_20">
            <text:p>CAP_C_RAD_F_200_500_200_20</text:p>
          </table:table-cell>
          <table:table-cell office:value-type="string">
            <text:p>CAP</text:p>
          </table:table-cell>
          <table:table-cell office:value-type="string">
            <text:p>C</text:p>
          </table:table-cell>
          <table:table-cell office:value-type="string">
            <text:p>Ceramic</text:p>
          </table:table-cell>
          <table:table-cell office:value-type="string">
            <text:p>RADIAL</text:p>
          </table:table-cell>
          <table:table-cell office:value-type="string">
            <text:p>FORMED</text:p>
          </table:table-cell>
          <table:table-cell table:style-name="Default" office:value-type="float" office:value="200">
            <text:p>200</text:p>
          </table:table-cell>
          <table:table-cell table:style-name="Default" office:value-type="string">
            <text:p>MIL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MIL</text:p>
          </table:table-cell>
          <table:table-cell office:value-type="float" office:value="200">
            <text:p>200</text:p>
          </table:table-cell>
          <table:table-cell office:value-type="string">
            <text:p>MIL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</table:table-row>
        <table:table-row table:style-name="ro1">
          <table:table-cell table:style-name="ce2" table:formula="of:=CONCATENATE([.B10];&quot;_&quot;;[.C10];&quot;_&quot;;LEFT([.E10];3);&quot;_&quot;;IF([.F10]&lt;&gt;0;CONCATENATE(LEFT([.F10];1);&quot;_&quot;);&quot;&quot;);[.G10];&quot;_&quot;;[.I10];&quot;_&quot;;[.K10];&quot;_&quot;;[.M10])" office:value-type="string" office:string-value="CAP_P_RAD_200_500_200_20">
            <text:p>CAP_P_RAD_200_500_200_20</text:p>
          </table:table-cell>
          <table:table-cell office:value-type="string">
            <text:p>CAP</text:p>
          </table:table-cell>
          <table:table-cell office:value-type="string">
            <text:p>P</text:p>
          </table:table-cell>
          <table:table-cell office:value-type="string">
            <text:p>Polyester</text:p>
          </table:table-cell>
          <table:table-cell office:value-type="string">
            <text:p>RADIAL</text:p>
          </table:table-cell>
          <table:table-cell/>
          <table:table-cell table:style-name="Default" office:value-type="float" office:value="200">
            <text:p>200</text:p>
          </table:table-cell>
          <table:table-cell table:style-name="Default" office:value-type="string">
            <text:p>MIL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MIL</text:p>
          </table:table-cell>
          <table:table-cell office:value-type="float" office:value="200">
            <text:p>200</text:p>
          </table:table-cell>
          <table:table-cell office:value-type="string">
            <text:p>MIL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</table:table-row>
        <table:table-row table:style-name="ro1" table:number-rows-repeated="104856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iscrete - Resistor" table:style-name="ta1"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4" table:default-cell-style-name="ce2"/>
        <table:table-column table:style-name="co8" table:number-columns-repeated="4" table:default-cell-style-name="Default"/>
        <table:table-row table:style-name="ro3">
          <table:table-cell table:style-name="ce1" office:value-type="string">
            <text:p>Wings 3D Component Name</text:p>
          </table:table-cell>
          <table:table-cell table:style-name="ce3" office:value-type="string">
            <text:p>Component Type</text:p>
          </table:table-cell>
          <table:table-cell table:style-name="ce3" table:number-columns-repeated="2"/>
          <table:table-cell table:style-name="ce3" office:value-type="string">
            <text:p>Orientation</text:p>
          </table:table-cell>
          <table:table-cell table:style-name="ce3" office:value-type="string">
            <text:p>Formed Leads</text:p>
          </table:table-cell>
          <table:table-cell table:style-name="ce4" office:value-type="string" table:number-columns-spanned="2" table:number-rows-spanned="1">
            <text:p>Body Dia</text:p>
          </table:table-cell>
          <table:covered-table-cell table:style-name="Default"/>
          <table:table-cell table:style-name="ce4" office:value-type="string" table:number-columns-spanned="2" table:number-rows-spanned="1">
            <text:p>Body Height</text:p>
          </table:table-cell>
          <table:covered-table-cell table:style-name="Default"/>
          <table:table-cell table:style-name="ce5" office:value-type="string" table:number-columns-spanned="2" table:number-rows-spanned="1">
            <text:p>Lead Spacing</text:p>
          </table:table-cell>
          <table:covered-table-cell table:style-name="ce5"/>
          <table:table-cell table:style-name="ce4" office:value-type="string" table:number-columns-spanned="2" table:number-rows-spanned="1">
            <text:p>Lead Dia</text:p>
          </table:table-cell>
          <table:covered-table-cell/>
        </table:table-row>
        <table:table-row table:style-name="ro1">
          <table:table-cell office:value-type="string">
            <text:p>0402</text:p>
          </table:table-cell>
          <table:table-cell table:number-columns-repeated="13"/>
        </table:table-row>
        <table:table-row table:style-name="ro1">
          <table:table-cell office:value-type="string">
            <text:p>0603</text:p>
          </table:table-cell>
          <table:table-cell table:number-columns-repeated="13"/>
        </table:table-row>
        <table:table-row table:style-name="ro1">
          <table:table-cell office:value-type="string">
            <text:p>0805</text:p>
          </table:table-cell>
          <table:table-cell table:number-columns-repeated="13"/>
        </table:table-row>
        <table:table-row table:style-name="ro1">
          <table:table-cell office:value-type="string">
            <text:p>1206</text:p>
          </table:table-cell>
          <table:table-cell table:number-columns-repeated="13"/>
        </table:table-row>
        <table:table-row table:style-name="ro1">
          <table:table-cell table:style-name="ce2" table:formula="of:=CONCATENATE([.B6];&quot;_&quot;;[.C6];&quot;_&quot;;LEFT([.E6];3);&quot;_&quot;;IF([.F6]&lt;&gt;0;CONCATENATE(LEFT([.F6];1);&quot;_&quot;);&quot;&quot;);[.G6];&quot;_&quot;;[.I6];&quot;_&quot;;[.K6];&quot;_&quot;;[.M6])" office:value-type="string" office:string-value="RES_CC_AXI_200_500_400_20">
            <text:p>RES_CC_AXI_200_500_400_20</text:p>
          </table:table-cell>
          <table:table-cell office:value-type="string">
            <text:p>RES</text:p>
          </table:table-cell>
          <table:table-cell office:value-type="string">
            <text:p>CC</text:p>
          </table:table-cell>
          <table:table-cell office:value-type="string">
            <text:p>Carbon Composition</text:p>
          </table:table-cell>
          <table:table-cell office:value-type="string">
            <text:p>AXIAL</text:p>
          </table:table-cell>
          <table:table-cell/>
          <table:table-cell table:style-name="Default" office:value-type="float" office:value="200">
            <text:p>200</text:p>
          </table:table-cell>
          <table:table-cell table:style-name="Default" office:value-type="string">
            <text:p>MIL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MIL</text:p>
          </table:table-cell>
          <table:table-cell office:value-type="float" office:value="400">
            <text:p>400</text:p>
          </table:table-cell>
          <table:table-cell office:value-type="string">
            <text:p>MIL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</table:table-row>
        <table:table-row table:style-name="ro1">
          <table:table-cell table:style-name="ce2" table:formula="of:=CONCATENATE([.B7];&quot;_&quot;;[.C7];&quot;_&quot;;LEFT([.E7];3);&quot;_&quot;;IF([.F7]&lt;&gt;0;CONCATENATE(LEFT([.F7];1);&quot;_&quot;);&quot;&quot;);[.G7];&quot;_&quot;;[.I7];&quot;_&quot;;[.K7];&quot;_&quot;;[.M7])" office:value-type="string" office:string-value="RES_MF_RAD_200_500_200_20">
            <text:p>RES_MF_RAD_200_500_200_20</text:p>
          </table:table-cell>
          <table:table-cell office:value-type="string">
            <text:p>RES</text:p>
          </table:table-cell>
          <table:table-cell office:value-type="string">
            <text:p>MF</text:p>
          </table:table-cell>
          <table:table-cell office:value-type="string">
            <text:p>Metal Film</text:p>
          </table:table-cell>
          <table:table-cell office:value-type="string">
            <text:p>RADIAL</text:p>
          </table:table-cell>
          <table:table-cell/>
          <table:table-cell table:style-name="Default" office:value-type="float" office:value="200">
            <text:p>200</text:p>
          </table:table-cell>
          <table:table-cell table:style-name="Default" office:value-type="string">
            <text:p>MIL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MIL</text:p>
          </table:table-cell>
          <table:table-cell office:value-type="float" office:value="200">
            <text:p>200</text:p>
          </table:table-cell>
          <table:table-cell office:value-type="string">
            <text:p>MIL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</table:table-row>
        <table:table-row table:style-name="ro1">
          <table:table-cell table:style-name="ce2" table:formula="of:=CONCATENATE([.B8];&quot;_&quot;;[.C8];&quot;_&quot;;LEFT([.E8];3);&quot;_&quot;;IF([.F8]&lt;&gt;0;CONCATENATE(LEFT([.F8];1);&quot;_&quot;);&quot;&quot;);[.G8];&quot;_&quot;;[.I8];&quot;_&quot;;[.K8];&quot;_&quot;;[.M8])" office:value-type="string" office:string-value="RES_FL_AXI_F_200_500_200_20">
            <text:p>RES_FL_AXI_F_200_500_200_20</text:p>
          </table:table-cell>
          <table:table-cell office:value-type="string">
            <text:p>RES</text:p>
          </table:table-cell>
          <table:table-cell office:value-type="string">
            <text:p>FL</text:p>
          </table:table-cell>
          <table:table-cell office:value-type="string">
            <text:p>Foil</text:p>
          </table:table-cell>
          <table:table-cell office:value-type="string">
            <text:p>AXIAL</text:p>
          </table:table-cell>
          <table:table-cell office:value-type="string">
            <text:p>FORMED</text:p>
          </table:table-cell>
          <table:table-cell table:style-name="Default" office:value-type="float" office:value="200">
            <text:p>200</text:p>
          </table:table-cell>
          <table:table-cell table:style-name="Default" office:value-type="string">
            <text:p>MIL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MIL</text:p>
          </table:table-cell>
          <table:table-cell office:value-type="float" office:value="200">
            <text:p>200</text:p>
          </table:table-cell>
          <table:table-cell office:value-type="string">
            <text:p>MIL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</table:table-row>
        <table:table-row table:style-name="ro1">
          <table:table-cell table:style-name="ce2" table:formula="of:=CONCATENATE([.B9];&quot;_&quot;;[.C9];&quot;_&quot;;LEFT([.E9];3);&quot;_&quot;;IF([.F9]&lt;&gt;0;CONCATENATE(LEFT([.F9];1);&quot;_&quot;);&quot;&quot;);[.G9];&quot;_&quot;;[.I9];&quot;_&quot;;[.K9];&quot;_&quot;;[.M9])" office:value-type="string" office:string-value="RES_CF_RAD_F_200_500_200_20">
            <text:p>RES_CF_RAD_F_200_500_200_20</text:p>
          </table:table-cell>
          <table:table-cell office:value-type="string">
            <text:p>RES</text:p>
          </table:table-cell>
          <table:table-cell office:value-type="string">
            <text:p>CF</text:p>
          </table:table-cell>
          <table:table-cell office:value-type="string">
            <text:p>Carbon Film</text:p>
          </table:table-cell>
          <table:table-cell office:value-type="string">
            <text:p>RADIAL</text:p>
          </table:table-cell>
          <table:table-cell office:value-type="string">
            <text:p>FORMED</text:p>
          </table:table-cell>
          <table:table-cell table:style-name="Default" office:value-type="float" office:value="200">
            <text:p>200</text:p>
          </table:table-cell>
          <table:table-cell table:style-name="Default" office:value-type="string">
            <text:p>MIL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MIL</text:p>
          </table:table-cell>
          <table:table-cell office:value-type="float" office:value="200">
            <text:p>200</text:p>
          </table:table-cell>
          <table:table-cell office:value-type="string">
            <text:p>MIL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</table:table-row>
        <table:table-row table:style-name="ro1">
          <table:table-cell table:style-name="ce2" table:formula="of:=CONCATENATE([.B10];&quot;_&quot;;[.C10];&quot;_&quot;;LEFT([.E10];3);&quot;_&quot;;IF([.F10]&lt;&gt;0;CONCATENATE(LEFT([.F10];1);&quot;_&quot;);&quot;&quot;);[.G10];&quot;_&quot;;[.I10];&quot;_&quot;;[.K10];&quot;_&quot;;[.M10])" office:value-type="string" office:string-value="RES_WW_RAD_200_500_200_20">
            <text:p>RES_WW_RAD_200_500_200_20</text:p>
          </table:table-cell>
          <table:table-cell office:value-type="string">
            <text:p>RES</text:p>
          </table:table-cell>
          <table:table-cell office:value-type="string">
            <text:p>WW</text:p>
          </table:table-cell>
          <table:table-cell office:value-type="string">
            <text:p>Wirewound</text:p>
          </table:table-cell>
          <table:table-cell office:value-type="string">
            <text:p>RADIAL</text:p>
          </table:table-cell>
          <table:table-cell/>
          <table:table-cell table:style-name="Default" office:value-type="float" office:value="200">
            <text:p>200</text:p>
          </table:table-cell>
          <table:table-cell table:style-name="Default" office:value-type="string">
            <text:p>MIL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MIL</text:p>
          </table:table-cell>
          <table:table-cell office:value-type="float" office:value="200">
            <text:p>200</text:p>
          </table:table-cell>
          <table:table-cell office:value-type="string">
            <text:p>MIL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</table:table-row>
        <table:table-row table:style-name="ro1" table:number-rows-repeated="104856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iscrete - Diode" table:style-name="ta1">
        <table:table-column table:style-name="co9" table:default-cell-style-name="Default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4" table:default-cell-style-name="ce2"/>
        <table:table-column table:style-name="co8" table:number-columns-repeated="4" table:default-cell-style-name="Default"/>
        <table:table-column table:style-name="co2" table:number-columns-repeated="1010" table:default-cell-style-name="Default"/>
        <table:table-row table:style-name="ro3">
          <table:table-cell table:style-name="ce1" office:value-type="string">
            <text:p>Wings 3D Component Name</text:p>
          </table:table-cell>
          <table:table-cell table:style-name="ce3" office:value-type="string">
            <text:p>Component Type</text:p>
          </table:table-cell>
          <table:table-cell table:style-name="ce3" table:number-columns-repeated="2"/>
          <table:table-cell table:style-name="ce3" office:value-type="string">
            <text:p>Orientation</text:p>
          </table:table-cell>
          <table:table-cell table:style-name="ce3" office:value-type="string">
            <text:p>Formed Leads</text:p>
          </table:table-cell>
          <table:table-cell table:style-name="ce4" office:value-type="string" table:number-columns-spanned="2" table:number-rows-spanned="1">
            <text:p>Body Dia</text:p>
          </table:table-cell>
          <table:covered-table-cell table:style-name="Default"/>
          <table:table-cell table:style-name="ce4" office:value-type="string" table:number-columns-spanned="2" table:number-rows-spanned="1">
            <text:p>Body Length</text:p>
          </table:table-cell>
          <table:covered-table-cell table:style-name="Default"/>
          <table:table-cell table:style-name="ce5" office:value-type="string" table:number-columns-spanned="2" table:number-rows-spanned="1">
            <text:p>Lead Spacing</text:p>
          </table:table-cell>
          <table:covered-table-cell table:style-name="ce5"/>
          <table:table-cell table:style-name="ce4" office:value-type="string" table:number-columns-spanned="2" table:number-rows-spanned="1">
            <text:p>Lead Dia</text:p>
          </table:table-cell>
          <table:covered-table-cell/>
          <table:table-cell table:number-columns-repeated="1010"/>
        </table:table-row>
        <table:table-row table:style-name="ro2">
          <table:table-cell table:style-name="ce6"/>
          <table:table-cell table:style-name="ce6" office:value-type="string">
            <text:p>DIODE</text:p>
          </table:table-cell>
          <table:table-cell table:style-name="ce6" office:value-type="string">
            <text:p>SMA</text:p>
          </table:table-cell>
          <table:table-cell table:style-name="ce6" table:number-columns-repeated="3"/>
          <table:table-cell table:style-name="ce7"/>
          <table:table-cell table:style-name="ce8"/>
          <table:table-cell table:style-name="ce7"/>
          <table:table-cell table:style-name="ce8"/>
          <table:table-cell table:style-name="ce9" table:number-columns-repeated="2"/>
          <table:table-cell table:style-name="ce7"/>
          <table:table-cell table:style-name="ce8" table:number-columns-repeated="1011"/>
        </table:table-row>
        <table:table-row table:style-name="ro2">
          <table:table-cell table:style-name="ce6"/>
          <table:table-cell table:style-name="ce6" office:value-type="string">
            <text:p>DIODE</text:p>
          </table:table-cell>
          <table:table-cell table:style-name="ce6" office:value-type="string">
            <text:p>SMB</text:p>
          </table:table-cell>
          <table:table-cell table:style-name="ce6" table:number-columns-repeated="3"/>
          <table:table-cell table:style-name="ce7"/>
          <table:table-cell table:style-name="ce8"/>
          <table:table-cell table:style-name="ce7"/>
          <table:table-cell table:style-name="ce8"/>
          <table:table-cell table:style-name="ce9" table:number-columns-repeated="2"/>
          <table:table-cell table:style-name="ce7"/>
          <table:table-cell table:style-name="ce8" table:number-columns-repeated="1011"/>
        </table:table-row>
        <table:table-row table:style-name="ro2">
          <table:table-cell table:style-name="ce6"/>
          <table:table-cell table:style-name="ce6" office:value-type="string">
            <text:p>DIODE</text:p>
          </table:table-cell>
          <table:table-cell table:style-name="ce6" office:value-type="string">
            <text:p>SMC</text:p>
          </table:table-cell>
          <table:table-cell table:style-name="ce6" table:number-columns-repeated="3"/>
          <table:table-cell table:style-name="ce7"/>
          <table:table-cell table:style-name="ce8"/>
          <table:table-cell table:style-name="ce7"/>
          <table:table-cell table:style-name="ce8"/>
          <table:table-cell table:style-name="ce9" table:number-columns-repeated="2"/>
          <table:table-cell table:style-name="ce7"/>
          <table:table-cell table:style-name="ce8" table:number-columns-repeated="1011"/>
        </table:table-row>
        <table:table-row table:style-name="ro2">
          <table:table-cell table:style-name="ce6"/>
          <table:table-cell table:style-name="ce6" office:value-type="string">
            <text:p>DIODE</text:p>
          </table:table-cell>
          <table:table-cell table:style-name="ce6" office:value-type="string">
            <text:p>MELF</text:p>
          </table:table-cell>
          <table:table-cell table:style-name="ce6" table:number-columns-repeated="3"/>
          <table:table-cell table:style-name="ce7"/>
          <table:table-cell table:style-name="ce8"/>
          <table:table-cell table:style-name="ce7"/>
          <table:table-cell table:style-name="ce8"/>
          <table:table-cell table:style-name="ce9" table:number-columns-repeated="2"/>
          <table:table-cell table:style-name="ce7"/>
          <table:table-cell table:style-name="ce8" table:number-columns-repeated="1011"/>
        </table:table-row>
        <table:table-row table:style-name="ro1">
          <table:table-cell table:style-name="ce2" table:formula="of:=CONCATENATE([.B6];&quot;_&quot;;[.C6];&quot;_&quot;;LEFT([.E6];3);&quot;_&quot;;IF([.F6]&lt;&gt;0;CONCATENATE(LEFT([.F6];1);&quot;_&quot;);&quot;&quot;);[.G6];&quot;_&quot;;[.I6];&quot;_&quot;;[.K6];&quot;_&quot;;[.M6])" office:value-type="string" office:string-value="DIODE_ZEN_AXI_200_500_400_20">
            <text:p>DIODE_ZEN_AXI_200_500_400_20</text:p>
          </table:table-cell>
          <table:table-cell office:value-type="string">
            <text:p>DIODE</text:p>
          </table:table-cell>
          <table:table-cell office:value-type="string">
            <text:p>ZEN</text:p>
          </table:table-cell>
          <table:table-cell office:value-type="string">
            <text:p>Zener</text:p>
          </table:table-cell>
          <table:table-cell office:value-type="string">
            <text:p>AXIAL</text:p>
          </table:table-cell>
          <table:table-cell/>
          <table:table-cell table:style-name="Default" office:value-type="float" office:value="200">
            <text:p>200</text:p>
          </table:table-cell>
          <table:table-cell table:style-name="Default" office:value-type="string">
            <text:p>MIL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MIL</text:p>
          </table:table-cell>
          <table:table-cell office:value-type="float" office:value="400">
            <text:p>400</text:p>
          </table:table-cell>
          <table:table-cell office:value-type="string">
            <text:p>MIL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  <table:table-cell table:number-columns-repeated="1010"/>
        </table:table-row>
        <table:table-row table:style-name="ro1">
          <table:table-cell table:style-name="ce2" table:formula="of:=CONCATENATE([.B7];&quot;_&quot;;[.C7];&quot;_&quot;;LEFT([.E7];3);&quot;_&quot;;IF([.F7]&lt;&gt;0;CONCATENATE(LEFT([.F7];1);&quot;_&quot;);&quot;&quot;);[.G7];&quot;_&quot;;[.I7];&quot;_&quot;;[.K7];&quot;_&quot;;[.M7])" office:value-type="string" office:string-value="DIODE_UFS_AXI_200_500_200_20">
            <text:p>DIODE_UFS_AXI_200_500_200_20</text:p>
          </table:table-cell>
          <table:table-cell office:value-type="string">
            <text:p>DIODE</text:p>
          </table:table-cell>
          <table:table-cell office:value-type="string">
            <text:p>UFS</text:p>
          </table:table-cell>
          <table:table-cell office:value-type="string">
            <text:p>Ultra Fast Recovery</text:p>
          </table:table-cell>
          <table:table-cell office:value-type="string">
            <text:p>AXIAL</text:p>
          </table:table-cell>
          <table:table-cell/>
          <table:table-cell table:style-name="Default" office:value-type="float" office:value="200">
            <text:p>200</text:p>
          </table:table-cell>
          <table:table-cell table:style-name="Default" office:value-type="string">
            <text:p>MIL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MIL</text:p>
          </table:table-cell>
          <table:table-cell office:value-type="float" office:value="200">
            <text:p>200</text:p>
          </table:table-cell>
          <table:table-cell office:value-type="string">
            <text:p>MIL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  <table:table-cell table:number-columns-repeated="1010"/>
        </table:table-row>
        <table:table-row table:style-name="ro1">
          <table:table-cell table:style-name="ce2" table:formula="of:=CONCATENATE([.B8];&quot;_&quot;;[.C8];&quot;_&quot;;LEFT([.E8];3);&quot;_&quot;;IF([.F8]&lt;&gt;0;CONCATENATE(LEFT([.F8];1);&quot;_&quot;);&quot;&quot;);[.G8];&quot;_&quot;;[.I8];&quot;_&quot;;[.K8];&quot;_&quot;;[.M8])" office:value-type="string" office:string-value="DIODE_GAS_AXI_F_200_500_200_20">
            <text:p>DIODE_GAS_AXI_F_200_500_200_20</text:p>
          </table:table-cell>
          <table:table-cell office:value-type="string">
            <text:p>DIODE</text:p>
          </table:table-cell>
          <table:table-cell office:value-type="string">
            <text:p>GAS</text:p>
          </table:table-cell>
          <table:table-cell office:value-type="string">
            <text:p>Gallium Arsenide</text:p>
          </table:table-cell>
          <table:table-cell office:value-type="string">
            <text:p>AXIAL</text:p>
          </table:table-cell>
          <table:table-cell office:value-type="string">
            <text:p>FORMED</text:p>
          </table:table-cell>
          <table:table-cell table:style-name="Default" office:value-type="float" office:value="200">
            <text:p>200</text:p>
          </table:table-cell>
          <table:table-cell table:style-name="Default" office:value-type="string">
            <text:p>MIL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MIL</text:p>
          </table:table-cell>
          <table:table-cell office:value-type="float" office:value="200">
            <text:p>200</text:p>
          </table:table-cell>
          <table:table-cell office:value-type="string">
            <text:p>MIL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  <table:table-cell table:number-columns-repeated="1010"/>
        </table:table-row>
        <table:table-row table:style-name="ro1">
          <table:table-cell table:style-name="ce2" table:formula="of:=CONCATENATE([.B9];&quot;_&quot;;[.C9];&quot;_&quot;;LEFT([.E9];3);&quot;_&quot;;IF([.F9]&lt;&gt;0;CONCATENATE(LEFT([.F9];1);&quot;_&quot;);&quot;&quot;);[.G9];&quot;_&quot;;[.I9];&quot;_&quot;;[.K9];&quot;_&quot;;[.M9])" office:value-type="string" office:string-value="DIODE_STD_AXI_F_200_500_200_20">
            <text:p>DIODE_STD_AXI_F_200_500_200_20</text:p>
          </table:table-cell>
          <table:table-cell office:value-type="string">
            <text:p>DIODE</text:p>
          </table:table-cell>
          <table:table-cell office:value-type="string">
            <text:p>STD</text:p>
          </table:table-cell>
          <table:table-cell office:value-type="string">
            <text:p>Standard Recovery</text:p>
          </table:table-cell>
          <table:table-cell office:value-type="string">
            <text:p>AXIAL</text:p>
          </table:table-cell>
          <table:table-cell office:value-type="string">
            <text:p>FORMED</text:p>
          </table:table-cell>
          <table:table-cell table:style-name="Default" office:value-type="float" office:value="200">
            <text:p>200</text:p>
          </table:table-cell>
          <table:table-cell table:style-name="Default" office:value-type="string">
            <text:p>MIL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MIL</text:p>
          </table:table-cell>
          <table:table-cell office:value-type="float" office:value="200">
            <text:p>200</text:p>
          </table:table-cell>
          <table:table-cell office:value-type="string">
            <text:p>MIL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play" table:style-name="ta1">
        <table:table-column table:style-name="co2" table:default-cell-style-name="Default"/>
        <table:table-row table:style-name="ro1">
          <table:table-cell/>
        </table:table-row>
      </table:table>
      <table:table table:name="Fuse" table:style-name="ta1">
        <table:table-column table:style-name="co2" table:default-cell-style-name="Default"/>
        <table:table-row table:style-name="ro1">
          <table:table-cell/>
        </table:table-row>
      </table:table>
      <table:table table:name="Header" table:style-name="ta1" table:print="false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row table:style-name="ro4">
          <table:table-cell table:style-name="ce1" office:value-type="string">
            <text:p>Wings 3D Component Name</text:p>
          </table:table-cell>
          <table:table-cell table:style-name="ce1" office:value-type="string">
            <text:p>Component Type</text:p>
          </table:table-cell>
          <table:table-cell table:style-name="ce1" office:value-type="string">
            <text:p>Gender</text:p>
          </table:table-cell>
          <table:table-cell table:style-name="ce10" office:value-type="string" table:number-columns-spanned="2" table:number-rows-spanned="1">
            <text:p>Pitch</text:p>
          </table:table-cell>
          <table:covered-table-cell table:style-name="ce1"/>
          <table:table-cell table:style-name="ce11" office:value-type="string">
            <text:p>Rows</text:p>
          </table:table-cell>
          <table:table-cell table:style-name="ce11" office:value-type="string">
            <text:p>Positions</text:p>
          </table:table-cell>
          <table:table-cell table:style-name="ce1" office:value-type="string">
            <text:p>Mounting Type</text:p>
          </table:table-cell>
        </table:table-row>
        <table:table-row table:style-name="ro1">
          <table:table-cell table:formula="of:=CONCATENATE([.B2];&quot;_&quot;;LEFT([.C2];1);&quot;_&quot;;[.D2];[.E2];&quot;_&quot;;[.F2];&quot;R&quot;;[.G2];&quot;P&quot;;&quot;_&quot;;[.H2])" office:value-type="string" office:string-value="HEADER_F_100MIL_1R01P_SMT">
            <text:p>HEADER_F_100MIL_1R0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];&quot;_&quot;;LEFT([.C3];1);&quot;_&quot;;[.D3];[.E3];&quot;_&quot;;[.F3];&quot;R&quot;;[.G3];&quot;P&quot;;&quot;_&quot;;[.H3])" office:value-type="string" office:string-value="HEADER_F_100MIL_1R02P_SMT">
            <text:p>HEADER_F_100MIL_1R0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];&quot;_&quot;;LEFT([.C4];1);&quot;_&quot;;[.D4];[.E4];&quot;_&quot;;[.F4];&quot;R&quot;;[.G4];&quot;P&quot;;&quot;_&quot;;[.H4])" office:value-type="string" office:string-value="HEADER_F_100MIL_1R03P_SMT">
            <text:p>HEADER_F_100MIL_1R0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];&quot;_&quot;;LEFT([.C5];1);&quot;_&quot;;[.D5];[.E5];&quot;_&quot;;[.F5];&quot;R&quot;;[.G5];&quot;P&quot;;&quot;_&quot;;[.H5])" office:value-type="string" office:string-value="HEADER_F_100MIL_1R04P_SMT">
            <text:p>HEADER_F_100MIL_1R0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];&quot;_&quot;;LEFT([.C6];1);&quot;_&quot;;[.D6];[.E6];&quot;_&quot;;[.F6];&quot;R&quot;;[.G6];&quot;P&quot;;&quot;_&quot;;[.H6])" office:value-type="string" office:string-value="HEADER_F_100MIL_1R05P_SMT">
            <text:p>HEADER_F_100MIL_1R0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7];&quot;_&quot;;LEFT([.C7];1);&quot;_&quot;;[.D7];[.E7];&quot;_&quot;;[.F7];&quot;R&quot;;[.G7];&quot;P&quot;;&quot;_&quot;;[.H7])" office:value-type="string" office:string-value="HEADER_F_100MIL_1R06P_SMT">
            <text:p>HEADER_F_100MIL_1R0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8];&quot;_&quot;;LEFT([.C8];1);&quot;_&quot;;[.D8];[.E8];&quot;_&quot;;[.F8];&quot;R&quot;;[.G8];&quot;P&quot;;&quot;_&quot;;[.H8])" office:value-type="string" office:string-value="HEADER_F_100MIL_1R07P_SMT">
            <text:p>HEADER_F_100MIL_1R0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9];&quot;_&quot;;LEFT([.C9];1);&quot;_&quot;;[.D9];[.E9];&quot;_&quot;;[.F9];&quot;R&quot;;[.G9];&quot;P&quot;;&quot;_&quot;;[.H9])" office:value-type="string" office:string-value="HEADER_F_100MIL_1R08P_SMT">
            <text:p>HEADER_F_100MIL_1R0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0];&quot;_&quot;;LEFT([.C10];1);&quot;_&quot;;[.D10];[.E10];&quot;_&quot;;[.F10];&quot;R&quot;;[.G10];&quot;P&quot;;&quot;_&quot;;[.H10])" office:value-type="string" office:string-value="HEADER_F_100MIL_1R09P_SMT">
            <text:p>HEADER_F_100MIL_1R0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1];&quot;_&quot;;LEFT([.C11];1);&quot;_&quot;;[.D11];[.E11];&quot;_&quot;;[.F11];&quot;R&quot;;[.G11];&quot;P&quot;;&quot;_&quot;;[.H11])" office:value-type="string" office:string-value="HEADER_F_100MIL_1R10P_SMT">
            <text:p>HEADER_F_100MIL_1R1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2];&quot;_&quot;;LEFT([.C12];1);&quot;_&quot;;[.D12];[.E12];&quot;_&quot;;[.F12];&quot;R&quot;;[.G12];&quot;P&quot;;&quot;_&quot;;[.H12])" office:value-type="string" office:string-value="HEADER_F_100MIL_1R11P_SMT">
            <text:p>HEADER_F_100MIL_1R1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3];&quot;_&quot;;LEFT([.C13];1);&quot;_&quot;;[.D13];[.E13];&quot;_&quot;;[.F13];&quot;R&quot;;[.G13];&quot;P&quot;;&quot;_&quot;;[.H13])" office:value-type="string" office:string-value="HEADER_F_100MIL_1R12P_SMT">
            <text:p>HEADER_F_100MIL_1R1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];&quot;_&quot;;LEFT([.C14];1);&quot;_&quot;;[.D14];[.E14];&quot;_&quot;;[.F14];&quot;R&quot;;[.G14];&quot;P&quot;;&quot;_&quot;;[.H14])" office:value-type="string" office:string-value="HEADER_F_100MIL_1R13P_SMT">
            <text:p>HEADER_F_100MIL_1R1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];&quot;_&quot;;LEFT([.C15];1);&quot;_&quot;;[.D15];[.E15];&quot;_&quot;;[.F15];&quot;R&quot;;[.G15];&quot;P&quot;;&quot;_&quot;;[.H15])" office:value-type="string" office:string-value="HEADER_F_100MIL_1R14P_SMT">
            <text:p>HEADER_F_100MIL_1R1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];&quot;_&quot;;LEFT([.C16];1);&quot;_&quot;;[.D16];[.E16];&quot;_&quot;;[.F16];&quot;R&quot;;[.G16];&quot;P&quot;;&quot;_&quot;;[.H16])" office:value-type="string" office:string-value="HEADER_F_100MIL_1R15P_SMT">
            <text:p>HEADER_F_100MIL_1R1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];&quot;_&quot;;LEFT([.C17];1);&quot;_&quot;;[.D17];[.E17];&quot;_&quot;;[.F17];&quot;R&quot;;[.G17];&quot;P&quot;;&quot;_&quot;;[.H17])" office:value-type="string" office:string-value="HEADER_F_100MIL_1R16P_SMT">
            <text:p>HEADER_F_100MIL_1R1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];&quot;_&quot;;LEFT([.C18];1);&quot;_&quot;;[.D18];[.E18];&quot;_&quot;;[.F18];&quot;R&quot;;[.G18];&quot;P&quot;;&quot;_&quot;;[.H18])" office:value-type="string" office:string-value="HEADER_F_100MIL_1R17P_SMT">
            <text:p>HEADER_F_100MIL_1R1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];&quot;_&quot;;LEFT([.C19];1);&quot;_&quot;;[.D19];[.E19];&quot;_&quot;;[.F19];&quot;R&quot;;[.G19];&quot;P&quot;;&quot;_&quot;;[.H19])" office:value-type="string" office:string-value="HEADER_F_100MIL_1R18P_SMT">
            <text:p>HEADER_F_100MIL_1R1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];&quot;_&quot;;LEFT([.C20];1);&quot;_&quot;;[.D20];[.E20];&quot;_&quot;;[.F20];&quot;R&quot;;[.G20];&quot;P&quot;;&quot;_&quot;;[.H20])" office:value-type="string" office:string-value="HEADER_F_100MIL_1R19P_SMT">
            <text:p>HEADER_F_100MIL_1R1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1];&quot;_&quot;;LEFT([.C21];1);&quot;_&quot;;[.D21];[.E21];&quot;_&quot;;[.F21];&quot;R&quot;;[.G21];&quot;P&quot;;&quot;_&quot;;[.H21])" office:value-type="string" office:string-value="HEADER_F_100MIL_1R20P_SMT">
            <text:p>HEADER_F_100MIL_1R2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2];&quot;_&quot;;LEFT([.C22];1);&quot;_&quot;;[.D22];[.E22];&quot;_&quot;;[.F22];&quot;R&quot;;[.G22];&quot;P&quot;;&quot;_&quot;;[.H22])" office:value-type="string" office:string-value="HEADER_F_100MIL_2R02P_SMT">
            <text:p>HEADER_F_100MIL_2R0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3];&quot;_&quot;;LEFT([.C23];1);&quot;_&quot;;[.D23];[.E23];&quot;_&quot;;[.F23];&quot;R&quot;;[.G23];&quot;P&quot;;&quot;_&quot;;[.H23])" office:value-type="string" office:string-value="HEADER_F_100MIL_2R03P_SMT">
            <text:p>HEADER_F_100MIL_2R0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4];&quot;_&quot;;LEFT([.C24];1);&quot;_&quot;;[.D24];[.E24];&quot;_&quot;;[.F24];&quot;R&quot;;[.G24];&quot;P&quot;;&quot;_&quot;;[.H24])" office:value-type="string" office:string-value="HEADER_F_100MIL_2R04P_SMT">
            <text:p>HEADER_F_100MIL_2R0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5];&quot;_&quot;;LEFT([.C25];1);&quot;_&quot;;[.D25];[.E25];&quot;_&quot;;[.F25];&quot;R&quot;;[.G25];&quot;P&quot;;&quot;_&quot;;[.H25])" office:value-type="string" office:string-value="HEADER_F_100MIL_2R05P_SMT">
            <text:p>HEADER_F_100MIL_2R0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6];&quot;_&quot;;LEFT([.C26];1);&quot;_&quot;;[.D26];[.E26];&quot;_&quot;;[.F26];&quot;R&quot;;[.G26];&quot;P&quot;;&quot;_&quot;;[.H26])" office:value-type="string" office:string-value="HEADER_F_100MIL_2R06P_SMT">
            <text:p>HEADER_F_100MIL_2R0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7];&quot;_&quot;;LEFT([.C27];1);&quot;_&quot;;[.D27];[.E27];&quot;_&quot;;[.F27];&quot;R&quot;;[.G27];&quot;P&quot;;&quot;_&quot;;[.H27])" office:value-type="string" office:string-value="HEADER_F_100MIL_2R07P_SMT">
            <text:p>HEADER_F_100MIL_2R0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8];&quot;_&quot;;LEFT([.C28];1);&quot;_&quot;;[.D28];[.E28];&quot;_&quot;;[.F28];&quot;R&quot;;[.G28];&quot;P&quot;;&quot;_&quot;;[.H28])" office:value-type="string" office:string-value="HEADER_F_100MIL_2R08P_SMT">
            <text:p>HEADER_F_100MIL_2R0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9];&quot;_&quot;;LEFT([.C29];1);&quot;_&quot;;[.D29];[.E29];&quot;_&quot;;[.F29];&quot;R&quot;;[.G29];&quot;P&quot;;&quot;_&quot;;[.H29])" office:value-type="string" office:string-value="HEADER_F_100MIL_2R09P_SMT">
            <text:p>HEADER_F_100MIL_2R0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0];&quot;_&quot;;LEFT([.C30];1);&quot;_&quot;;[.D30];[.E30];&quot;_&quot;;[.F30];&quot;R&quot;;[.G30];&quot;P&quot;;&quot;_&quot;;[.H30])" office:value-type="string" office:string-value="HEADER_F_100MIL_2R10P_SMT">
            <text:p>HEADER_F_100MIL_2R1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1];&quot;_&quot;;LEFT([.C31];1);&quot;_&quot;;[.D31];[.E31];&quot;_&quot;;[.F31];&quot;R&quot;;[.G31];&quot;P&quot;;&quot;_&quot;;[.H31])" office:value-type="string" office:string-value="HEADER_F_100MIL_2R11P_SMT">
            <text:p>HEADER_F_100MIL_2R1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2];&quot;_&quot;;LEFT([.C32];1);&quot;_&quot;;[.D32];[.E32];&quot;_&quot;;[.F32];&quot;R&quot;;[.G32];&quot;P&quot;;&quot;_&quot;;[.H32])" office:value-type="string" office:string-value="HEADER_F_100MIL_2R12P_SMT">
            <text:p>HEADER_F_100MIL_2R1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3];&quot;_&quot;;LEFT([.C33];1);&quot;_&quot;;[.D33];[.E33];&quot;_&quot;;[.F33];&quot;R&quot;;[.G33];&quot;P&quot;;&quot;_&quot;;[.H33])" office:value-type="string" office:string-value="HEADER_F_100MIL_2R13P_SMT">
            <text:p>HEADER_F_100MIL_2R1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4];&quot;_&quot;;LEFT([.C34];1);&quot;_&quot;;[.D34];[.E34];&quot;_&quot;;[.F34];&quot;R&quot;;[.G34];&quot;P&quot;;&quot;_&quot;;[.H34])" office:value-type="string" office:string-value="HEADER_F_100MIL_2R14P_SMT">
            <text:p>HEADER_F_100MIL_2R1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5];&quot;_&quot;;LEFT([.C35];1);&quot;_&quot;;[.D35];[.E35];&quot;_&quot;;[.F35];&quot;R&quot;;[.G35];&quot;P&quot;;&quot;_&quot;;[.H35])" office:value-type="string" office:string-value="HEADER_F_100MIL_2R15P_SMT">
            <text:p>HEADER_F_100MIL_2R1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6];&quot;_&quot;;LEFT([.C36];1);&quot;_&quot;;[.D36];[.E36];&quot;_&quot;;[.F36];&quot;R&quot;;[.G36];&quot;P&quot;;&quot;_&quot;;[.H36])" office:value-type="string" office:string-value="HEADER_F_100MIL_2R16P_SMT">
            <text:p>HEADER_F_100MIL_2R1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7];&quot;_&quot;;LEFT([.C37];1);&quot;_&quot;;[.D37];[.E37];&quot;_&quot;;[.F37];&quot;R&quot;;[.G37];&quot;P&quot;;&quot;_&quot;;[.H37])" office:value-type="string" office:string-value="HEADER_F_100MIL_2R17P_SMT">
            <text:p>HEADER_F_100MIL_2R1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8];&quot;_&quot;;LEFT([.C38];1);&quot;_&quot;;[.D38];[.E38];&quot;_&quot;;[.F38];&quot;R&quot;;[.G38];&quot;P&quot;;&quot;_&quot;;[.H38])" office:value-type="string" office:string-value="HEADER_F_100MIL_2R18P_SMT">
            <text:p>HEADER_F_100MIL_2R1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9];&quot;_&quot;;LEFT([.C39];1);&quot;_&quot;;[.D39];[.E39];&quot;_&quot;;[.F39];&quot;R&quot;;[.G39];&quot;P&quot;;&quot;_&quot;;[.H39])" office:value-type="string" office:string-value="HEADER_F_100MIL_2R19P_SMT">
            <text:p>HEADER_F_100MIL_2R1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0];&quot;_&quot;;LEFT([.C40];1);&quot;_&quot;;[.D40];[.E40];&quot;_&quot;;[.F40];&quot;R&quot;;[.G40];&quot;P&quot;;&quot;_&quot;;[.H40])" office:value-type="string" office:string-value="HEADER_F_100MIL_2R20P_SMT">
            <text:p>HEADER_F_100MIL_2R2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1];&quot;_&quot;;LEFT([.C41];1);&quot;_&quot;;[.D41];[.E41];&quot;_&quot;;[.F41];&quot;R&quot;;[.G41];&quot;P&quot;;&quot;_&quot;;[.H41])" office:value-type="string" office:string-value="HEADER_F_100MIL_2R21P_SMT">
            <text:p>HEADER_F_100MIL_2R2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2];&quot;_&quot;;LEFT([.C42];1);&quot;_&quot;;[.D42];[.E42];&quot;_&quot;;[.F42];&quot;R&quot;;[.G42];&quot;P&quot;;&quot;_&quot;;[.H42])" office:value-type="string" office:string-value="HEADER_F_100MIL_2R22P_SMT">
            <text:p>HEADER_F_100MIL_2R2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3];&quot;_&quot;;LEFT([.C43];1);&quot;_&quot;;[.D43];[.E43];&quot;_&quot;;[.F43];&quot;R&quot;;[.G43];&quot;P&quot;;&quot;_&quot;;[.H43])" office:value-type="string" office:string-value="HEADER_F_100MIL_2R23P_SMT">
            <text:p>HEADER_F_100MIL_2R2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4];&quot;_&quot;;LEFT([.C44];1);&quot;_&quot;;[.D44];[.E44];&quot;_&quot;;[.F44];&quot;R&quot;;[.G44];&quot;P&quot;;&quot;_&quot;;[.H44])" office:value-type="string" office:string-value="HEADER_F_100MIL_2R24P_SMT">
            <text:p>HEADER_F_100MIL_2R2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5];&quot;_&quot;;LEFT([.C45];1);&quot;_&quot;;[.D45];[.E45];&quot;_&quot;;[.F45];&quot;R&quot;;[.G45];&quot;P&quot;;&quot;_&quot;;[.H45])" office:value-type="string" office:string-value="HEADER_F_100MIL_2R25P_SMT">
            <text:p>HEADER_F_100MIL_2R2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6];&quot;_&quot;;LEFT([.C46];1);&quot;_&quot;;[.D46];[.E46];&quot;_&quot;;[.F46];&quot;R&quot;;[.G46];&quot;P&quot;;&quot;_&quot;;[.H46])" office:value-type="string" office:string-value="HEADER_F_100MIL_2R26P_SMT">
            <text:p>HEADER_F_100MIL_2R2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7];&quot;_&quot;;LEFT([.C47];1);&quot;_&quot;;[.D47];[.E47];&quot;_&quot;;[.F47];&quot;R&quot;;[.G47];&quot;P&quot;;&quot;_&quot;;[.H47])" office:value-type="string" office:string-value="HEADER_F_100MIL_2R27P_SMT">
            <text:p>HEADER_F_100MIL_2R2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8];&quot;_&quot;;LEFT([.C48];1);&quot;_&quot;;[.D48];[.E48];&quot;_&quot;;[.F48];&quot;R&quot;;[.G48];&quot;P&quot;;&quot;_&quot;;[.H48])" office:value-type="string" office:string-value="HEADER_F_100MIL_2R28P_SMT">
            <text:p>HEADER_F_100MIL_2R2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9];&quot;_&quot;;LEFT([.C49];1);&quot;_&quot;;[.D49];[.E49];&quot;_&quot;;[.F49];&quot;R&quot;;[.G49];&quot;P&quot;;&quot;_&quot;;[.H49])" office:value-type="string" office:string-value="HEADER_F_100MIL_2R29P_SMT">
            <text:p>HEADER_F_100MIL_2R2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0];&quot;_&quot;;LEFT([.C50];1);&quot;_&quot;;[.D50];[.E50];&quot;_&quot;;[.F50];&quot;R&quot;;[.G50];&quot;P&quot;;&quot;_&quot;;[.H50])" office:value-type="string" office:string-value="HEADER_F_100MIL_2R30P_SMT">
            <text:p>HEADER_F_100MIL_2R3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1];&quot;_&quot;;LEFT([.C51];1);&quot;_&quot;;[.D51];[.E51];&quot;_&quot;;[.F51];&quot;R&quot;;[.G51];&quot;P&quot;;&quot;_&quot;;[.H51])" office:value-type="string" office:string-value="HEADER_F_100MIL_2R31P_SMT">
            <text:p>HEADER_F_100MIL_2R3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2];&quot;_&quot;;LEFT([.C52];1);&quot;_&quot;;[.D52];[.E52];&quot;_&quot;;[.F52];&quot;R&quot;;[.G52];&quot;P&quot;;&quot;_&quot;;[.H52])" office:value-type="string" office:string-value="HEADER_F_100MIL_2R32P_SMT">
            <text:p>HEADER_F_100MIL_2R3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3];&quot;_&quot;;LEFT([.C53];1);&quot;_&quot;;[.D53];[.E53];&quot;_&quot;;[.F53];&quot;R&quot;;[.G53];&quot;P&quot;;&quot;_&quot;;[.H53])" office:value-type="string" office:string-value="HEADER_F_100MIL_2R33P_SMT">
            <text:p>HEADER_F_100MIL_2R3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4];&quot;_&quot;;LEFT([.C54];1);&quot;_&quot;;[.D54];[.E54];&quot;_&quot;;[.F54];&quot;R&quot;;[.G54];&quot;P&quot;;&quot;_&quot;;[.H54])" office:value-type="string" office:string-value="HEADER_F_100MIL_2R34P_SMT">
            <text:p>HEADER_F_100MIL_2R3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5];&quot;_&quot;;LEFT([.C55];1);&quot;_&quot;;[.D55];[.E55];&quot;_&quot;;[.F55];&quot;R&quot;;[.G55];&quot;P&quot;;&quot;_&quot;;[.H55])" office:value-type="string" office:string-value="HEADER_F_100MIL_2R35P_SMT">
            <text:p>HEADER_F_100MIL_2R3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6];&quot;_&quot;;LEFT([.C56];1);&quot;_&quot;;[.D56];[.E56];&quot;_&quot;;[.F56];&quot;R&quot;;[.G56];&quot;P&quot;;&quot;_&quot;;[.H56])" office:value-type="string" office:string-value="HEADER_F_100MIL_2R36P_SMT">
            <text:p>HEADER_F_100MIL_2R3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7];&quot;_&quot;;LEFT([.C57];1);&quot;_&quot;;[.D57];[.E57];&quot;_&quot;;[.F57];&quot;R&quot;;[.G57];&quot;P&quot;;&quot;_&quot;;[.H57])" office:value-type="string" office:string-value="HEADER_F_100MIL_2R37P_SMT">
            <text:p>HEADER_F_100MIL_2R3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8];&quot;_&quot;;LEFT([.C58];1);&quot;_&quot;;[.D58];[.E58];&quot;_&quot;;[.F58];&quot;R&quot;;[.G58];&quot;P&quot;;&quot;_&quot;;[.H58])" office:value-type="string" office:string-value="HEADER_F_100MIL_2R38P_SMT">
            <text:p>HEADER_F_100MIL_2R3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9];&quot;_&quot;;LEFT([.C59];1);&quot;_&quot;;[.D59];[.E59];&quot;_&quot;;[.F59];&quot;R&quot;;[.G59];&quot;P&quot;;&quot;_&quot;;[.H59])" office:value-type="string" office:string-value="HEADER_F_100MIL_2R39P_SMT">
            <text:p>HEADER_F_100MIL_2R3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0];&quot;_&quot;;LEFT([.C60];1);&quot;_&quot;;[.D60];[.E60];&quot;_&quot;;[.F60];&quot;R&quot;;[.G60];&quot;P&quot;;&quot;_&quot;;[.H60])" office:value-type="string" office:string-value="HEADER_F_100MIL_2R40P_SMT">
            <text:p>HEADER_F_100MIL_2R4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1];&quot;_&quot;;LEFT([.C61];1);&quot;_&quot;;[.D61];[.E61];&quot;_&quot;;[.F61];&quot;R&quot;;[.G61];&quot;P&quot;;&quot;_&quot;;[.H61])" office:value-type="string" office:string-value="HEADER_F_100MIL_2R41P_SMT">
            <text:p>HEADER_F_100MIL_2R4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2];&quot;_&quot;;LEFT([.C62];1);&quot;_&quot;;[.D62];[.E62];&quot;_&quot;;[.F62];&quot;R&quot;;[.G62];&quot;P&quot;;&quot;_&quot;;[.H62])" office:value-type="string" office:string-value="HEADER_F_100MIL_2R42P_SMT">
            <text:p>HEADER_F_100MIL_2R4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3];&quot;_&quot;;LEFT([.C63];1);&quot;_&quot;;[.D63];[.E63];&quot;_&quot;;[.F63];&quot;R&quot;;[.G63];&quot;P&quot;;&quot;_&quot;;[.H63])" office:value-type="string" office:string-value="HEADER_F_100MIL_2R43P_SMT">
            <text:p>HEADER_F_100MIL_2R4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4];&quot;_&quot;;LEFT([.C64];1);&quot;_&quot;;[.D64];[.E64];&quot;_&quot;;[.F64];&quot;R&quot;;[.G64];&quot;P&quot;;&quot;_&quot;;[.H64])" office:value-type="string" office:string-value="HEADER_F_100MIL_2R44P_SMT">
            <text:p>HEADER_F_100MIL_2R4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5];&quot;_&quot;;LEFT([.C65];1);&quot;_&quot;;[.D65];[.E65];&quot;_&quot;;[.F65];&quot;R&quot;;[.G65];&quot;P&quot;;&quot;_&quot;;[.H65])" office:value-type="string" office:string-value="HEADER_F_100MIL_2R45P_SMT">
            <text:p>HEADER_F_100MIL_2R4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6];&quot;_&quot;;LEFT([.C66];1);&quot;_&quot;;[.D66];[.E66];&quot;_&quot;;[.F66];&quot;R&quot;;[.G66];&quot;P&quot;;&quot;_&quot;;[.H66])" office:value-type="string" office:string-value="HEADER_F_100MIL_2R46P_SMT">
            <text:p>HEADER_F_100MIL_2R4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7];&quot;_&quot;;LEFT([.C67];1);&quot;_&quot;;[.D67];[.E67];&quot;_&quot;;[.F67];&quot;R&quot;;[.G67];&quot;P&quot;;&quot;_&quot;;[.H67])" office:value-type="string" office:string-value="HEADER_F_100MIL_2R47P_SMT">
            <text:p>HEADER_F_100MIL_2R4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8];&quot;_&quot;;LEFT([.C68];1);&quot;_&quot;;[.D68];[.E68];&quot;_&quot;;[.F68];&quot;R&quot;;[.G68];&quot;P&quot;;&quot;_&quot;;[.H68])" office:value-type="string" office:string-value="HEADER_F_100MIL_2R48P_SMT">
            <text:p>HEADER_F_100MIL_2R4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9];&quot;_&quot;;LEFT([.C69];1);&quot;_&quot;;[.D69];[.E69];&quot;_&quot;;[.F69];&quot;R&quot;;[.G69];&quot;P&quot;;&quot;_&quot;;[.H69])" office:value-type="string" office:string-value="HEADER_F_100MIL_2R49P_SMT">
            <text:p>HEADER_F_100MIL_2R4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70];&quot;_&quot;;LEFT([.C70];1);&quot;_&quot;;[.D70];[.E70];&quot;_&quot;;[.F70];&quot;R&quot;;[.G70];&quot;P&quot;;&quot;_&quot;;[.H70])" office:value-type="string" office:string-value="HEADER_F_100MIL_2R50P_SMT">
            <text:p>HEADER_F_100MIL_2R5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5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71];&quot;_&quot;;LEFT([.C71];1);&quot;_&quot;;[.D71];[.E71];&quot;_&quot;;[.F71];&quot;R&quot;;[.G71];&quot;P&quot;;&quot;_&quot;;[.H71])" office:value-type="string" office:string-value="HEADER_F_100MIL_1R01P_PTH">
            <text:p>HEADER_F_100MIL_1R0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2];&quot;_&quot;;LEFT([.C72];1);&quot;_&quot;;[.D72];[.E72];&quot;_&quot;;[.F72];&quot;R&quot;;[.G72];&quot;P&quot;;&quot;_&quot;;[.H72])" office:value-type="string" office:string-value="HEADER_F_100MIL_1R02P_PTH">
            <text:p>HEADER_F_100MIL_1R0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3];&quot;_&quot;;LEFT([.C73];1);&quot;_&quot;;[.D73];[.E73];&quot;_&quot;;[.F73];&quot;R&quot;;[.G73];&quot;P&quot;;&quot;_&quot;;[.H73])" office:value-type="string" office:string-value="HEADER_F_100MIL_1R03P_PTH">
            <text:p>HEADER_F_100MIL_1R0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4];&quot;_&quot;;LEFT([.C74];1);&quot;_&quot;;[.D74];[.E74];&quot;_&quot;;[.F74];&quot;R&quot;;[.G74];&quot;P&quot;;&quot;_&quot;;[.H74])" office:value-type="string" office:string-value="HEADER_F_100MIL_1R04P_PTH">
            <text:p>HEADER_F_100MIL_1R0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5];&quot;_&quot;;LEFT([.C75];1);&quot;_&quot;;[.D75];[.E75];&quot;_&quot;;[.F75];&quot;R&quot;;[.G75];&quot;P&quot;;&quot;_&quot;;[.H75])" office:value-type="string" office:string-value="HEADER_F_100MIL_1R05P_PTH">
            <text:p>HEADER_F_100MIL_1R0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6];&quot;_&quot;;LEFT([.C76];1);&quot;_&quot;;[.D76];[.E76];&quot;_&quot;;[.F76];&quot;R&quot;;[.G76];&quot;P&quot;;&quot;_&quot;;[.H76])" office:value-type="string" office:string-value="HEADER_F_100MIL_1R06P_PTH">
            <text:p>HEADER_F_100MIL_1R0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7];&quot;_&quot;;LEFT([.C77];1);&quot;_&quot;;[.D77];[.E77];&quot;_&quot;;[.F77];&quot;R&quot;;[.G77];&quot;P&quot;;&quot;_&quot;;[.H77])" office:value-type="string" office:string-value="HEADER_F_100MIL_1R07P_PTH">
            <text:p>HEADER_F_100MIL_1R0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8];&quot;_&quot;;LEFT([.C78];1);&quot;_&quot;;[.D78];[.E78];&quot;_&quot;;[.F78];&quot;R&quot;;[.G78];&quot;P&quot;;&quot;_&quot;;[.H78])" office:value-type="string" office:string-value="HEADER_F_100MIL_1R08P_PTH">
            <text:p>HEADER_F_100MIL_1R0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9];&quot;_&quot;;LEFT([.C79];1);&quot;_&quot;;[.D79];[.E79];&quot;_&quot;;[.F79];&quot;R&quot;;[.G79];&quot;P&quot;;&quot;_&quot;;[.H79])" office:value-type="string" office:string-value="HEADER_F_100MIL_1R09P_PTH">
            <text:p>HEADER_F_100MIL_1R0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0];&quot;_&quot;;LEFT([.C80];1);&quot;_&quot;;[.D80];[.E80];&quot;_&quot;;[.F80];&quot;R&quot;;[.G80];&quot;P&quot;;&quot;_&quot;;[.H80])" office:value-type="string" office:string-value="HEADER_F_100MIL_1R10P_PTH">
            <text:p>HEADER_F_100MIL_1R1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1];&quot;_&quot;;LEFT([.C81];1);&quot;_&quot;;[.D81];[.E81];&quot;_&quot;;[.F81];&quot;R&quot;;[.G81];&quot;P&quot;;&quot;_&quot;;[.H81])" office:value-type="string" office:string-value="HEADER_F_100MIL_1R11P_PTH">
            <text:p>HEADER_F_100MIL_1R1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2];&quot;_&quot;;LEFT([.C82];1);&quot;_&quot;;[.D82];[.E82];&quot;_&quot;;[.F82];&quot;R&quot;;[.G82];&quot;P&quot;;&quot;_&quot;;[.H82])" office:value-type="string" office:string-value="HEADER_F_100MIL_1R12P_PTH">
            <text:p>HEADER_F_100MIL_1R1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3];&quot;_&quot;;LEFT([.C83];1);&quot;_&quot;;[.D83];[.E83];&quot;_&quot;;[.F83];&quot;R&quot;;[.G83];&quot;P&quot;;&quot;_&quot;;[.H83])" office:value-type="string" office:string-value="HEADER_F_100MIL_1R13P_PTH">
            <text:p>HEADER_F_100MIL_1R1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4];&quot;_&quot;;LEFT([.C84];1);&quot;_&quot;;[.D84];[.E84];&quot;_&quot;;[.F84];&quot;R&quot;;[.G84];&quot;P&quot;;&quot;_&quot;;[.H84])" office:value-type="string" office:string-value="HEADER_F_100MIL_1R14P_PTH">
            <text:p>HEADER_F_100MIL_1R1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5];&quot;_&quot;;LEFT([.C85];1);&quot;_&quot;;[.D85];[.E85];&quot;_&quot;;[.F85];&quot;R&quot;;[.G85];&quot;P&quot;;&quot;_&quot;;[.H85])" office:value-type="string" office:string-value="HEADER_F_100MIL_1R15P_PTH">
            <text:p>HEADER_F_100MIL_1R1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6];&quot;_&quot;;LEFT([.C86];1);&quot;_&quot;;[.D86];[.E86];&quot;_&quot;;[.F86];&quot;R&quot;;[.G86];&quot;P&quot;;&quot;_&quot;;[.H86])" office:value-type="string" office:string-value="HEADER_F_100MIL_1R16P_PTH">
            <text:p>HEADER_F_100MIL_1R1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7];&quot;_&quot;;LEFT([.C87];1);&quot;_&quot;;[.D87];[.E87];&quot;_&quot;;[.F87];&quot;R&quot;;[.G87];&quot;P&quot;;&quot;_&quot;;[.H87])" office:value-type="string" office:string-value="HEADER_F_100MIL_1R17P_PTH">
            <text:p>HEADER_F_100MIL_1R1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8];&quot;_&quot;;LEFT([.C88];1);&quot;_&quot;;[.D88];[.E88];&quot;_&quot;;[.F88];&quot;R&quot;;[.G88];&quot;P&quot;;&quot;_&quot;;[.H88])" office:value-type="string" office:string-value="HEADER_F_100MIL_1R18P_PTH">
            <text:p>HEADER_F_100MIL_1R1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9];&quot;_&quot;;LEFT([.C89];1);&quot;_&quot;;[.D89];[.E89];&quot;_&quot;;[.F89];&quot;R&quot;;[.G89];&quot;P&quot;;&quot;_&quot;;[.H89])" office:value-type="string" office:string-value="HEADER_F_100MIL_1R19P_PTH">
            <text:p>HEADER_F_100MIL_1R1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0];&quot;_&quot;;LEFT([.C90];1);&quot;_&quot;;[.D90];[.E90];&quot;_&quot;;[.F90];&quot;R&quot;;[.G90];&quot;P&quot;;&quot;_&quot;;[.H90])" office:value-type="string" office:string-value="HEADER_F_100MIL_1R20P_PTH">
            <text:p>HEADER_F_100MIL_1R2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1];&quot;_&quot;;LEFT([.C91];1);&quot;_&quot;;[.D91];[.E91];&quot;_&quot;;[.F91];&quot;R&quot;;[.G91];&quot;P&quot;;&quot;_&quot;;[.H91])" office:value-type="string" office:string-value="HEADER_F_100MIL_2R02P_PTH">
            <text:p>HEADER_F_100MIL_2R0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2];&quot;_&quot;;LEFT([.C92];1);&quot;_&quot;;[.D92];[.E92];&quot;_&quot;;[.F92];&quot;R&quot;;[.G92];&quot;P&quot;;&quot;_&quot;;[.H92])" office:value-type="string" office:string-value="HEADER_F_100MIL_2R03P_PTH">
            <text:p>HEADER_F_100MIL_2R0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3];&quot;_&quot;;LEFT([.C93];1);&quot;_&quot;;[.D93];[.E93];&quot;_&quot;;[.F93];&quot;R&quot;;[.G93];&quot;P&quot;;&quot;_&quot;;[.H93])" office:value-type="string" office:string-value="HEADER_F_100MIL_2R04P_PTH">
            <text:p>HEADER_F_100MIL_2R0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4];&quot;_&quot;;LEFT([.C94];1);&quot;_&quot;;[.D94];[.E94];&quot;_&quot;;[.F94];&quot;R&quot;;[.G94];&quot;P&quot;;&quot;_&quot;;[.H94])" office:value-type="string" office:string-value="HEADER_F_100MIL_2R05P_PTH">
            <text:p>HEADER_F_100MIL_2R0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5];&quot;_&quot;;LEFT([.C95];1);&quot;_&quot;;[.D95];[.E95];&quot;_&quot;;[.F95];&quot;R&quot;;[.G95];&quot;P&quot;;&quot;_&quot;;[.H95])" office:value-type="string" office:string-value="HEADER_F_100MIL_2R06P_PTH">
            <text:p>HEADER_F_100MIL_2R0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6];&quot;_&quot;;LEFT([.C96];1);&quot;_&quot;;[.D96];[.E96];&quot;_&quot;;[.F96];&quot;R&quot;;[.G96];&quot;P&quot;;&quot;_&quot;;[.H96])" office:value-type="string" office:string-value="HEADER_F_100MIL_2R07P_PTH">
            <text:p>HEADER_F_100MIL_2R0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7];&quot;_&quot;;LEFT([.C97];1);&quot;_&quot;;[.D97];[.E97];&quot;_&quot;;[.F97];&quot;R&quot;;[.G97];&quot;P&quot;;&quot;_&quot;;[.H97])" office:value-type="string" office:string-value="HEADER_F_100MIL_2R08P_PTH">
            <text:p>HEADER_F_100MIL_2R0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8];&quot;_&quot;;LEFT([.C98];1);&quot;_&quot;;[.D98];[.E98];&quot;_&quot;;[.F98];&quot;R&quot;;[.G98];&quot;P&quot;;&quot;_&quot;;[.H98])" office:value-type="string" office:string-value="HEADER_F_100MIL_2R09P_PTH">
            <text:p>HEADER_F_100MIL_2R0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9];&quot;_&quot;;LEFT([.C99];1);&quot;_&quot;;[.D99];[.E99];&quot;_&quot;;[.F99];&quot;R&quot;;[.G99];&quot;P&quot;;&quot;_&quot;;[.H99])" office:value-type="string" office:string-value="HEADER_F_100MIL_2R10P_PTH">
            <text:p>HEADER_F_100MIL_2R1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0];&quot;_&quot;;LEFT([.C100];1);&quot;_&quot;;[.D100];[.E100];&quot;_&quot;;[.F100];&quot;R&quot;;[.G100];&quot;P&quot;;&quot;_&quot;;[.H100])" office:value-type="string" office:string-value="HEADER_F_100MIL_2R11P_PTH">
            <text:p>HEADER_F_100MIL_2R1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1];&quot;_&quot;;LEFT([.C101];1);&quot;_&quot;;[.D101];[.E101];&quot;_&quot;;[.F101];&quot;R&quot;;[.G101];&quot;P&quot;;&quot;_&quot;;[.H101])" office:value-type="string" office:string-value="HEADER_F_100MIL_2R12P_PTH">
            <text:p>HEADER_F_100MIL_2R1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2];&quot;_&quot;;LEFT([.C102];1);&quot;_&quot;;[.D102];[.E102];&quot;_&quot;;[.F102];&quot;R&quot;;[.G102];&quot;P&quot;;&quot;_&quot;;[.H102])" office:value-type="string" office:string-value="HEADER_F_100MIL_2R13P_PTH">
            <text:p>HEADER_F_100MIL_2R1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3];&quot;_&quot;;LEFT([.C103];1);&quot;_&quot;;[.D103];[.E103];&quot;_&quot;;[.F103];&quot;R&quot;;[.G103];&quot;P&quot;;&quot;_&quot;;[.H103])" office:value-type="string" office:string-value="HEADER_F_100MIL_2R14P_PTH">
            <text:p>HEADER_F_100MIL_2R1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4];&quot;_&quot;;LEFT([.C104];1);&quot;_&quot;;[.D104];[.E104];&quot;_&quot;;[.F104];&quot;R&quot;;[.G104];&quot;P&quot;;&quot;_&quot;;[.H104])" office:value-type="string" office:string-value="HEADER_F_100MIL_2R15P_PTH">
            <text:p>HEADER_F_100MIL_2R1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5];&quot;_&quot;;LEFT([.C105];1);&quot;_&quot;;[.D105];[.E105];&quot;_&quot;;[.F105];&quot;R&quot;;[.G105];&quot;P&quot;;&quot;_&quot;;[.H105])" office:value-type="string" office:string-value="HEADER_F_100MIL_2R16P_PTH">
            <text:p>HEADER_F_100MIL_2R1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6];&quot;_&quot;;LEFT([.C106];1);&quot;_&quot;;[.D106];[.E106];&quot;_&quot;;[.F106];&quot;R&quot;;[.G106];&quot;P&quot;;&quot;_&quot;;[.H106])" office:value-type="string" office:string-value="HEADER_F_100MIL_2R17P_PTH">
            <text:p>HEADER_F_100MIL_2R1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7];&quot;_&quot;;LEFT([.C107];1);&quot;_&quot;;[.D107];[.E107];&quot;_&quot;;[.F107];&quot;R&quot;;[.G107];&quot;P&quot;;&quot;_&quot;;[.H107])" office:value-type="string" office:string-value="HEADER_F_100MIL_2R18P_PTH">
            <text:p>HEADER_F_100MIL_2R1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8];&quot;_&quot;;LEFT([.C108];1);&quot;_&quot;;[.D108];[.E108];&quot;_&quot;;[.F108];&quot;R&quot;;[.G108];&quot;P&quot;;&quot;_&quot;;[.H108])" office:value-type="string" office:string-value="HEADER_F_100MIL_2R19P_PTH">
            <text:p>HEADER_F_100MIL_2R1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9];&quot;_&quot;;LEFT([.C109];1);&quot;_&quot;;[.D109];[.E109];&quot;_&quot;;[.F109];&quot;R&quot;;[.G109];&quot;P&quot;;&quot;_&quot;;[.H109])" office:value-type="string" office:string-value="HEADER_F_100MIL_2R20P_PTH">
            <text:p>HEADER_F_100MIL_2R2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0];&quot;_&quot;;LEFT([.C110];1);&quot;_&quot;;[.D110];[.E110];&quot;_&quot;;[.F110];&quot;R&quot;;[.G110];&quot;P&quot;;&quot;_&quot;;[.H110])" office:value-type="string" office:string-value="HEADER_F_100MIL_2R21P_PTH">
            <text:p>HEADER_F_100MIL_2R2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1];&quot;_&quot;;LEFT([.C111];1);&quot;_&quot;;[.D111];[.E111];&quot;_&quot;;[.F111];&quot;R&quot;;[.G111];&quot;P&quot;;&quot;_&quot;;[.H111])" office:value-type="string" office:string-value="HEADER_F_100MIL_2R22P_PTH">
            <text:p>HEADER_F_100MIL_2R2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2];&quot;_&quot;;LEFT([.C112];1);&quot;_&quot;;[.D112];[.E112];&quot;_&quot;;[.F112];&quot;R&quot;;[.G112];&quot;P&quot;;&quot;_&quot;;[.H112])" office:value-type="string" office:string-value="HEADER_F_100MIL_2R23P_PTH">
            <text:p>HEADER_F_100MIL_2R2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3];&quot;_&quot;;LEFT([.C113];1);&quot;_&quot;;[.D113];[.E113];&quot;_&quot;;[.F113];&quot;R&quot;;[.G113];&quot;P&quot;;&quot;_&quot;;[.H113])" office:value-type="string" office:string-value="HEADER_F_100MIL_2R24P_PTH">
            <text:p>HEADER_F_100MIL_2R2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4];&quot;_&quot;;LEFT([.C114];1);&quot;_&quot;;[.D114];[.E114];&quot;_&quot;;[.F114];&quot;R&quot;;[.G114];&quot;P&quot;;&quot;_&quot;;[.H114])" office:value-type="string" office:string-value="HEADER_F_100MIL_2R25P_PTH">
            <text:p>HEADER_F_100MIL_2R2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5];&quot;_&quot;;LEFT([.C115];1);&quot;_&quot;;[.D115];[.E115];&quot;_&quot;;[.F115];&quot;R&quot;;[.G115];&quot;P&quot;;&quot;_&quot;;[.H115])" office:value-type="string" office:string-value="HEADER_F_100MIL_2R26P_PTH">
            <text:p>HEADER_F_100MIL_2R2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6];&quot;_&quot;;LEFT([.C116];1);&quot;_&quot;;[.D116];[.E116];&quot;_&quot;;[.F116];&quot;R&quot;;[.G116];&quot;P&quot;;&quot;_&quot;;[.H116])" office:value-type="string" office:string-value="HEADER_F_100MIL_2R27P_PTH">
            <text:p>HEADER_F_100MIL_2R2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7];&quot;_&quot;;LEFT([.C117];1);&quot;_&quot;;[.D117];[.E117];&quot;_&quot;;[.F117];&quot;R&quot;;[.G117];&quot;P&quot;;&quot;_&quot;;[.H117])" office:value-type="string" office:string-value="HEADER_F_100MIL_2R28P_PTH">
            <text:p>HEADER_F_100MIL_2R2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8];&quot;_&quot;;LEFT([.C118];1);&quot;_&quot;;[.D118];[.E118];&quot;_&quot;;[.F118];&quot;R&quot;;[.G118];&quot;P&quot;;&quot;_&quot;;[.H118])" office:value-type="string" office:string-value="HEADER_F_100MIL_2R29P_PTH">
            <text:p>HEADER_F_100MIL_2R2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9];&quot;_&quot;;LEFT([.C119];1);&quot;_&quot;;[.D119];[.E119];&quot;_&quot;;[.F119];&quot;R&quot;;[.G119];&quot;P&quot;;&quot;_&quot;;[.H119])" office:value-type="string" office:string-value="HEADER_F_100MIL_2R30P_PTH">
            <text:p>HEADER_F_100MIL_2R3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0];&quot;_&quot;;LEFT([.C120];1);&quot;_&quot;;[.D120];[.E120];&quot;_&quot;;[.F120];&quot;R&quot;;[.G120];&quot;P&quot;;&quot;_&quot;;[.H120])" office:value-type="string" office:string-value="HEADER_F_100MIL_2R31P_PTH">
            <text:p>HEADER_F_100MIL_2R3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1];&quot;_&quot;;LEFT([.C121];1);&quot;_&quot;;[.D121];[.E121];&quot;_&quot;;[.F121];&quot;R&quot;;[.G121];&quot;P&quot;;&quot;_&quot;;[.H121])" office:value-type="string" office:string-value="HEADER_F_100MIL_2R32P_PTH">
            <text:p>HEADER_F_100MIL_2R3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2];&quot;_&quot;;LEFT([.C122];1);&quot;_&quot;;[.D122];[.E122];&quot;_&quot;;[.F122];&quot;R&quot;;[.G122];&quot;P&quot;;&quot;_&quot;;[.H122])" office:value-type="string" office:string-value="HEADER_F_100MIL_2R33P_PTH">
            <text:p>HEADER_F_100MIL_2R3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3];&quot;_&quot;;LEFT([.C123];1);&quot;_&quot;;[.D123];[.E123];&quot;_&quot;;[.F123];&quot;R&quot;;[.G123];&quot;P&quot;;&quot;_&quot;;[.H123])" office:value-type="string" office:string-value="HEADER_F_100MIL_2R34P_PTH">
            <text:p>HEADER_F_100MIL_2R3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4];&quot;_&quot;;LEFT([.C124];1);&quot;_&quot;;[.D124];[.E124];&quot;_&quot;;[.F124];&quot;R&quot;;[.G124];&quot;P&quot;;&quot;_&quot;;[.H124])" office:value-type="string" office:string-value="HEADER_F_100MIL_2R35P_PTH">
            <text:p>HEADER_F_100MIL_2R3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5];&quot;_&quot;;LEFT([.C125];1);&quot;_&quot;;[.D125];[.E125];&quot;_&quot;;[.F125];&quot;R&quot;;[.G125];&quot;P&quot;;&quot;_&quot;;[.H125])" office:value-type="string" office:string-value="HEADER_F_100MIL_2R36P_PTH">
            <text:p>HEADER_F_100MIL_2R3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6];&quot;_&quot;;LEFT([.C126];1);&quot;_&quot;;[.D126];[.E126];&quot;_&quot;;[.F126];&quot;R&quot;;[.G126];&quot;P&quot;;&quot;_&quot;;[.H126])" office:value-type="string" office:string-value="HEADER_F_100MIL_2R37P_PTH">
            <text:p>HEADER_F_100MIL_2R3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7];&quot;_&quot;;LEFT([.C127];1);&quot;_&quot;;[.D127];[.E127];&quot;_&quot;;[.F127];&quot;R&quot;;[.G127];&quot;P&quot;;&quot;_&quot;;[.H127])" office:value-type="string" office:string-value="HEADER_F_100MIL_2R38P_PTH">
            <text:p>HEADER_F_100MIL_2R3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8];&quot;_&quot;;LEFT([.C128];1);&quot;_&quot;;[.D128];[.E128];&quot;_&quot;;[.F128];&quot;R&quot;;[.G128];&quot;P&quot;;&quot;_&quot;;[.H128])" office:value-type="string" office:string-value="HEADER_F_100MIL_2R39P_PTH">
            <text:p>HEADER_F_100MIL_2R3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9];&quot;_&quot;;LEFT([.C129];1);&quot;_&quot;;[.D129];[.E129];&quot;_&quot;;[.F129];&quot;R&quot;;[.G129];&quot;P&quot;;&quot;_&quot;;[.H129])" office:value-type="string" office:string-value="HEADER_F_100MIL_2R40P_PTH">
            <text:p>HEADER_F_100MIL_2R4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0];&quot;_&quot;;LEFT([.C130];1);&quot;_&quot;;[.D130];[.E130];&quot;_&quot;;[.F130];&quot;R&quot;;[.G130];&quot;P&quot;;&quot;_&quot;;[.H130])" office:value-type="string" office:string-value="HEADER_F_100MIL_2R41P_PTH">
            <text:p>HEADER_F_100MIL_2R4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1];&quot;_&quot;;LEFT([.C131];1);&quot;_&quot;;[.D131];[.E131];&quot;_&quot;;[.F131];&quot;R&quot;;[.G131];&quot;P&quot;;&quot;_&quot;;[.H131])" office:value-type="string" office:string-value="HEADER_F_100MIL_2R42P_PTH">
            <text:p>HEADER_F_100MIL_2R4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2];&quot;_&quot;;LEFT([.C132];1);&quot;_&quot;;[.D132];[.E132];&quot;_&quot;;[.F132];&quot;R&quot;;[.G132];&quot;P&quot;;&quot;_&quot;;[.H132])" office:value-type="string" office:string-value="HEADER_F_100MIL_2R43P_PTH">
            <text:p>HEADER_F_100MIL_2R4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3];&quot;_&quot;;LEFT([.C133];1);&quot;_&quot;;[.D133];[.E133];&quot;_&quot;;[.F133];&quot;R&quot;;[.G133];&quot;P&quot;;&quot;_&quot;;[.H133])" office:value-type="string" office:string-value="HEADER_F_100MIL_2R44P_PTH">
            <text:p>HEADER_F_100MIL_2R4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4];&quot;_&quot;;LEFT([.C134];1);&quot;_&quot;;[.D134];[.E134];&quot;_&quot;;[.F134];&quot;R&quot;;[.G134];&quot;P&quot;;&quot;_&quot;;[.H134])" office:value-type="string" office:string-value="HEADER_F_100MIL_2R45P_PTH">
            <text:p>HEADER_F_100MIL_2R4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5];&quot;_&quot;;LEFT([.C135];1);&quot;_&quot;;[.D135];[.E135];&quot;_&quot;;[.F135];&quot;R&quot;;[.G135];&quot;P&quot;;&quot;_&quot;;[.H135])" office:value-type="string" office:string-value="HEADER_F_100MIL_2R46P_PTH">
            <text:p>HEADER_F_100MIL_2R4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6];&quot;_&quot;;LEFT([.C136];1);&quot;_&quot;;[.D136];[.E136];&quot;_&quot;;[.F136];&quot;R&quot;;[.G136];&quot;P&quot;;&quot;_&quot;;[.H136])" office:value-type="string" office:string-value="HEADER_F_100MIL_2R47P_PTH">
            <text:p>HEADER_F_100MIL_2R4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7];&quot;_&quot;;LEFT([.C137];1);&quot;_&quot;;[.D137];[.E137];&quot;_&quot;;[.F137];&quot;R&quot;;[.G137];&quot;P&quot;;&quot;_&quot;;[.H137])" office:value-type="string" office:string-value="HEADER_F_100MIL_2R48P_PTH">
            <text:p>HEADER_F_100MIL_2R4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8];&quot;_&quot;;LEFT([.C138];1);&quot;_&quot;;[.D138];[.E138];&quot;_&quot;;[.F138];&quot;R&quot;;[.G138];&quot;P&quot;;&quot;_&quot;;[.H138])" office:value-type="string" office:string-value="HEADER_F_100MIL_2R49P_PTH">
            <text:p>HEADER_F_100MIL_2R4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9];&quot;_&quot;;LEFT([.C139];1);&quot;_&quot;;[.D139];[.E139];&quot;_&quot;;[.F139];&quot;R&quot;;[.G139];&quot;P&quot;;&quot;_&quot;;[.H139])" office:value-type="string" office:string-value="HEADER_F_100MIL_2R50P_PTH">
            <text:p>HEADER_F_100MIL_2R5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5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40];&quot;_&quot;;LEFT([.C140];1);&quot;_&quot;;[.D140];[.E140];&quot;_&quot;;[.F140];&quot;R&quot;;[.G140];&quot;P&quot;;&quot;_&quot;;[.H140])" office:value-type="string" office:string-value="HEADER_M_100MIL_1R01P_SMT">
            <text:p>HEADER_M_100MIL_1R0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1];&quot;_&quot;;LEFT([.C141];1);&quot;_&quot;;[.D141];[.E141];&quot;_&quot;;[.F141];&quot;R&quot;;[.G141];&quot;P&quot;;&quot;_&quot;;[.H141])" office:value-type="string" office:string-value="HEADER_M_100MIL_1R02P_SMT">
            <text:p>HEADER_M_100MIL_1R0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2];&quot;_&quot;;LEFT([.C142];1);&quot;_&quot;;[.D142];[.E142];&quot;_&quot;;[.F142];&quot;R&quot;;[.G142];&quot;P&quot;;&quot;_&quot;;[.H142])" office:value-type="string" office:string-value="HEADER_M_100MIL_1R03P_SMT">
            <text:p>HEADER_M_100MIL_1R0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3];&quot;_&quot;;LEFT([.C143];1);&quot;_&quot;;[.D143];[.E143];&quot;_&quot;;[.F143];&quot;R&quot;;[.G143];&quot;P&quot;;&quot;_&quot;;[.H143])" office:value-type="string" office:string-value="HEADER_M_100MIL_1R04P_SMT">
            <text:p>HEADER_M_100MIL_1R0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4];&quot;_&quot;;LEFT([.C144];1);&quot;_&quot;;[.D144];[.E144];&quot;_&quot;;[.F144];&quot;R&quot;;[.G144];&quot;P&quot;;&quot;_&quot;;[.H144])" office:value-type="string" office:string-value="HEADER_M_100MIL_1R05P_SMT">
            <text:p>HEADER_M_100MIL_1R0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5];&quot;_&quot;;LEFT([.C145];1);&quot;_&quot;;[.D145];[.E145];&quot;_&quot;;[.F145];&quot;R&quot;;[.G145];&quot;P&quot;;&quot;_&quot;;[.H145])" office:value-type="string" office:string-value="HEADER_M_100MIL_1R06P_SMT">
            <text:p>HEADER_M_100MIL_1R0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6];&quot;_&quot;;LEFT([.C146];1);&quot;_&quot;;[.D146];[.E146];&quot;_&quot;;[.F146];&quot;R&quot;;[.G146];&quot;P&quot;;&quot;_&quot;;[.H146])" office:value-type="string" office:string-value="HEADER_M_100MIL_1R07P_SMT">
            <text:p>HEADER_M_100MIL_1R0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7];&quot;_&quot;;LEFT([.C147];1);&quot;_&quot;;[.D147];[.E147];&quot;_&quot;;[.F147];&quot;R&quot;;[.G147];&quot;P&quot;;&quot;_&quot;;[.H147])" office:value-type="string" office:string-value="HEADER_M_100MIL_1R08P_SMT">
            <text:p>HEADER_M_100MIL_1R0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8];&quot;_&quot;;LEFT([.C148];1);&quot;_&quot;;[.D148];[.E148];&quot;_&quot;;[.F148];&quot;R&quot;;[.G148];&quot;P&quot;;&quot;_&quot;;[.H148])" office:value-type="string" office:string-value="HEADER_M_100MIL_1R09P_SMT">
            <text:p>HEADER_M_100MIL_1R0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9];&quot;_&quot;;LEFT([.C149];1);&quot;_&quot;;[.D149];[.E149];&quot;_&quot;;[.F149];&quot;R&quot;;[.G149];&quot;P&quot;;&quot;_&quot;;[.H149])" office:value-type="string" office:string-value="HEADER_M_100MIL_1R10P_SMT">
            <text:p>HEADER_M_100MIL_1R1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0];&quot;_&quot;;LEFT([.C150];1);&quot;_&quot;;[.D150];[.E150];&quot;_&quot;;[.F150];&quot;R&quot;;[.G150];&quot;P&quot;;&quot;_&quot;;[.H150])" office:value-type="string" office:string-value="HEADER_M_100MIL_1R11P_SMT">
            <text:p>HEADER_M_100MIL_1R1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1];&quot;_&quot;;LEFT([.C151];1);&quot;_&quot;;[.D151];[.E151];&quot;_&quot;;[.F151];&quot;R&quot;;[.G151];&quot;P&quot;;&quot;_&quot;;[.H151])" office:value-type="string" office:string-value="HEADER_M_100MIL_1R12P_SMT">
            <text:p>HEADER_M_100MIL_1R1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2];&quot;_&quot;;LEFT([.C152];1);&quot;_&quot;;[.D152];[.E152];&quot;_&quot;;[.F152];&quot;R&quot;;[.G152];&quot;P&quot;;&quot;_&quot;;[.H152])" office:value-type="string" office:string-value="HEADER_M_100MIL_1R13P_SMT">
            <text:p>HEADER_M_100MIL_1R1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3];&quot;_&quot;;LEFT([.C153];1);&quot;_&quot;;[.D153];[.E153];&quot;_&quot;;[.F153];&quot;R&quot;;[.G153];&quot;P&quot;;&quot;_&quot;;[.H153])" office:value-type="string" office:string-value="HEADER_M_100MIL_1R14P_SMT">
            <text:p>HEADER_M_100MIL_1R1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4];&quot;_&quot;;LEFT([.C154];1);&quot;_&quot;;[.D154];[.E154];&quot;_&quot;;[.F154];&quot;R&quot;;[.G154];&quot;P&quot;;&quot;_&quot;;[.H154])" office:value-type="string" office:string-value="HEADER_M_100MIL_1R15P_SMT">
            <text:p>HEADER_M_100MIL_1R1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5];&quot;_&quot;;LEFT([.C155];1);&quot;_&quot;;[.D155];[.E155];&quot;_&quot;;[.F155];&quot;R&quot;;[.G155];&quot;P&quot;;&quot;_&quot;;[.H155])" office:value-type="string" office:string-value="HEADER_M_100MIL_1R16P_SMT">
            <text:p>HEADER_M_100MIL_1R1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6];&quot;_&quot;;LEFT([.C156];1);&quot;_&quot;;[.D156];[.E156];&quot;_&quot;;[.F156];&quot;R&quot;;[.G156];&quot;P&quot;;&quot;_&quot;;[.H156])" office:value-type="string" office:string-value="HEADER_M_100MIL_1R17P_SMT">
            <text:p>HEADER_M_100MIL_1R1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7];&quot;_&quot;;LEFT([.C157];1);&quot;_&quot;;[.D157];[.E157];&quot;_&quot;;[.F157];&quot;R&quot;;[.G157];&quot;P&quot;;&quot;_&quot;;[.H157])" office:value-type="string" office:string-value="HEADER_M_100MIL_1R18P_SMT">
            <text:p>HEADER_M_100MIL_1R1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8];&quot;_&quot;;LEFT([.C158];1);&quot;_&quot;;[.D158];[.E158];&quot;_&quot;;[.F158];&quot;R&quot;;[.G158];&quot;P&quot;;&quot;_&quot;;[.H158])" office:value-type="string" office:string-value="HEADER_M_100MIL_1R19P_SMT">
            <text:p>HEADER_M_100MIL_1R1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9];&quot;_&quot;;LEFT([.C159];1);&quot;_&quot;;[.D159];[.E159];&quot;_&quot;;[.F159];&quot;R&quot;;[.G159];&quot;P&quot;;&quot;_&quot;;[.H159])" office:value-type="string" office:string-value="HEADER_M_100MIL_1R20P_SMT">
            <text:p>HEADER_M_100MIL_1R2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0];&quot;_&quot;;LEFT([.C160];1);&quot;_&quot;;[.D160];[.E160];&quot;_&quot;;[.F160];&quot;R&quot;;[.G160];&quot;P&quot;;&quot;_&quot;;[.H160])" office:value-type="string" office:string-value="HEADER_M_100MIL_2R02P_SMT">
            <text:p>HEADER_M_100MIL_2R0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1];&quot;_&quot;;LEFT([.C161];1);&quot;_&quot;;[.D161];[.E161];&quot;_&quot;;[.F161];&quot;R&quot;;[.G161];&quot;P&quot;;&quot;_&quot;;[.H161])" office:value-type="string" office:string-value="HEADER_M_100MIL_2R03P_SMT">
            <text:p>HEADER_M_100MIL_2R0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2];&quot;_&quot;;LEFT([.C162];1);&quot;_&quot;;[.D162];[.E162];&quot;_&quot;;[.F162];&quot;R&quot;;[.G162];&quot;P&quot;;&quot;_&quot;;[.H162])" office:value-type="string" office:string-value="HEADER_M_100MIL_2R04P_SMT">
            <text:p>HEADER_M_100MIL_2R0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3];&quot;_&quot;;LEFT([.C163];1);&quot;_&quot;;[.D163];[.E163];&quot;_&quot;;[.F163];&quot;R&quot;;[.G163];&quot;P&quot;;&quot;_&quot;;[.H163])" office:value-type="string" office:string-value="HEADER_M_100MIL_2R05P_SMT">
            <text:p>HEADER_M_100MIL_2R0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4];&quot;_&quot;;LEFT([.C164];1);&quot;_&quot;;[.D164];[.E164];&quot;_&quot;;[.F164];&quot;R&quot;;[.G164];&quot;P&quot;;&quot;_&quot;;[.H164])" office:value-type="string" office:string-value="HEADER_M_100MIL_2R06P_SMT">
            <text:p>HEADER_M_100MIL_2R0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5];&quot;_&quot;;LEFT([.C165];1);&quot;_&quot;;[.D165];[.E165];&quot;_&quot;;[.F165];&quot;R&quot;;[.G165];&quot;P&quot;;&quot;_&quot;;[.H165])" office:value-type="string" office:string-value="HEADER_M_100MIL_2R07P_SMT">
            <text:p>HEADER_M_100MIL_2R0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6];&quot;_&quot;;LEFT([.C166];1);&quot;_&quot;;[.D166];[.E166];&quot;_&quot;;[.F166];&quot;R&quot;;[.G166];&quot;P&quot;;&quot;_&quot;;[.H166])" office:value-type="string" office:string-value="HEADER_M_100MIL_2R08P_SMT">
            <text:p>HEADER_M_100MIL_2R0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7];&quot;_&quot;;LEFT([.C167];1);&quot;_&quot;;[.D167];[.E167];&quot;_&quot;;[.F167];&quot;R&quot;;[.G167];&quot;P&quot;;&quot;_&quot;;[.H167])" office:value-type="string" office:string-value="HEADER_M_100MIL_2R09P_SMT">
            <text:p>HEADER_M_100MIL_2R0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8];&quot;_&quot;;LEFT([.C168];1);&quot;_&quot;;[.D168];[.E168];&quot;_&quot;;[.F168];&quot;R&quot;;[.G168];&quot;P&quot;;&quot;_&quot;;[.H168])" office:value-type="string" office:string-value="HEADER_M_100MIL_2R10P_SMT">
            <text:p>HEADER_M_100MIL_2R1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9];&quot;_&quot;;LEFT([.C169];1);&quot;_&quot;;[.D169];[.E169];&quot;_&quot;;[.F169];&quot;R&quot;;[.G169];&quot;P&quot;;&quot;_&quot;;[.H169])" office:value-type="string" office:string-value="HEADER_M_100MIL_2R11P_SMT">
            <text:p>HEADER_M_100MIL_2R1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0];&quot;_&quot;;LEFT([.C170];1);&quot;_&quot;;[.D170];[.E170];&quot;_&quot;;[.F170];&quot;R&quot;;[.G170];&quot;P&quot;;&quot;_&quot;;[.H170])" office:value-type="string" office:string-value="HEADER_M_100MIL_2R12P_SMT">
            <text:p>HEADER_M_100MIL_2R1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1];&quot;_&quot;;LEFT([.C171];1);&quot;_&quot;;[.D171];[.E171];&quot;_&quot;;[.F171];&quot;R&quot;;[.G171];&quot;P&quot;;&quot;_&quot;;[.H171])" office:value-type="string" office:string-value="HEADER_M_100MIL_2R13P_SMT">
            <text:p>HEADER_M_100MIL_2R1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2];&quot;_&quot;;LEFT([.C172];1);&quot;_&quot;;[.D172];[.E172];&quot;_&quot;;[.F172];&quot;R&quot;;[.G172];&quot;P&quot;;&quot;_&quot;;[.H172])" office:value-type="string" office:string-value="HEADER_M_100MIL_2R14P_SMT">
            <text:p>HEADER_M_100MIL_2R1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3];&quot;_&quot;;LEFT([.C173];1);&quot;_&quot;;[.D173];[.E173];&quot;_&quot;;[.F173];&quot;R&quot;;[.G173];&quot;P&quot;;&quot;_&quot;;[.H173])" office:value-type="string" office:string-value="HEADER_M_100MIL_2R15P_SMT">
            <text:p>HEADER_M_100MIL_2R1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4];&quot;_&quot;;LEFT([.C174];1);&quot;_&quot;;[.D174];[.E174];&quot;_&quot;;[.F174];&quot;R&quot;;[.G174];&quot;P&quot;;&quot;_&quot;;[.H174])" office:value-type="string" office:string-value="HEADER_M_100MIL_2R16P_SMT">
            <text:p>HEADER_M_100MIL_2R1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5];&quot;_&quot;;LEFT([.C175];1);&quot;_&quot;;[.D175];[.E175];&quot;_&quot;;[.F175];&quot;R&quot;;[.G175];&quot;P&quot;;&quot;_&quot;;[.H175])" office:value-type="string" office:string-value="HEADER_M_100MIL_2R17P_SMT">
            <text:p>HEADER_M_100MIL_2R1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6];&quot;_&quot;;LEFT([.C176];1);&quot;_&quot;;[.D176];[.E176];&quot;_&quot;;[.F176];&quot;R&quot;;[.G176];&quot;P&quot;;&quot;_&quot;;[.H176])" office:value-type="string" office:string-value="HEADER_M_100MIL_2R18P_SMT">
            <text:p>HEADER_M_100MIL_2R1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7];&quot;_&quot;;LEFT([.C177];1);&quot;_&quot;;[.D177];[.E177];&quot;_&quot;;[.F177];&quot;R&quot;;[.G177];&quot;P&quot;;&quot;_&quot;;[.H177])" office:value-type="string" office:string-value="HEADER_M_100MIL_2R19P_SMT">
            <text:p>HEADER_M_100MIL_2R1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8];&quot;_&quot;;LEFT([.C178];1);&quot;_&quot;;[.D178];[.E178];&quot;_&quot;;[.F178];&quot;R&quot;;[.G178];&quot;P&quot;;&quot;_&quot;;[.H178])" office:value-type="string" office:string-value="HEADER_M_100MIL_2R20P_SMT">
            <text:p>HEADER_M_100MIL_2R2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9];&quot;_&quot;;LEFT([.C179];1);&quot;_&quot;;[.D179];[.E179];&quot;_&quot;;[.F179];&quot;R&quot;;[.G179];&quot;P&quot;;&quot;_&quot;;[.H179])" office:value-type="string" office:string-value="HEADER_M_100MIL_2R21P_SMT">
            <text:p>HEADER_M_100MIL_2R2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0];&quot;_&quot;;LEFT([.C180];1);&quot;_&quot;;[.D180];[.E180];&quot;_&quot;;[.F180];&quot;R&quot;;[.G180];&quot;P&quot;;&quot;_&quot;;[.H180])" office:value-type="string" office:string-value="HEADER_M_100MIL_2R22P_SMT">
            <text:p>HEADER_M_100MIL_2R2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1];&quot;_&quot;;LEFT([.C181];1);&quot;_&quot;;[.D181];[.E181];&quot;_&quot;;[.F181];&quot;R&quot;;[.G181];&quot;P&quot;;&quot;_&quot;;[.H181])" office:value-type="string" office:string-value="HEADER_M_100MIL_2R23P_SMT">
            <text:p>HEADER_M_100MIL_2R2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2];&quot;_&quot;;LEFT([.C182];1);&quot;_&quot;;[.D182];[.E182];&quot;_&quot;;[.F182];&quot;R&quot;;[.G182];&quot;P&quot;;&quot;_&quot;;[.H182])" office:value-type="string" office:string-value="HEADER_M_100MIL_2R24P_SMT">
            <text:p>HEADER_M_100MIL_2R2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3];&quot;_&quot;;LEFT([.C183];1);&quot;_&quot;;[.D183];[.E183];&quot;_&quot;;[.F183];&quot;R&quot;;[.G183];&quot;P&quot;;&quot;_&quot;;[.H183])" office:value-type="string" office:string-value="HEADER_M_100MIL_2R25P_SMT">
            <text:p>HEADER_M_100MIL_2R2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4];&quot;_&quot;;LEFT([.C184];1);&quot;_&quot;;[.D184];[.E184];&quot;_&quot;;[.F184];&quot;R&quot;;[.G184];&quot;P&quot;;&quot;_&quot;;[.H184])" office:value-type="string" office:string-value="HEADER_M_100MIL_2R26P_SMT">
            <text:p>HEADER_M_100MIL_2R2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5];&quot;_&quot;;LEFT([.C185];1);&quot;_&quot;;[.D185];[.E185];&quot;_&quot;;[.F185];&quot;R&quot;;[.G185];&quot;P&quot;;&quot;_&quot;;[.H185])" office:value-type="string" office:string-value="HEADER_M_100MIL_2R27P_SMT">
            <text:p>HEADER_M_100MIL_2R2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6];&quot;_&quot;;LEFT([.C186];1);&quot;_&quot;;[.D186];[.E186];&quot;_&quot;;[.F186];&quot;R&quot;;[.G186];&quot;P&quot;;&quot;_&quot;;[.H186])" office:value-type="string" office:string-value="HEADER_M_100MIL_2R28P_SMT">
            <text:p>HEADER_M_100MIL_2R2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7];&quot;_&quot;;LEFT([.C187];1);&quot;_&quot;;[.D187];[.E187];&quot;_&quot;;[.F187];&quot;R&quot;;[.G187];&quot;P&quot;;&quot;_&quot;;[.H187])" office:value-type="string" office:string-value="HEADER_M_100MIL_2R29P_SMT">
            <text:p>HEADER_M_100MIL_2R2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8];&quot;_&quot;;LEFT([.C188];1);&quot;_&quot;;[.D188];[.E188];&quot;_&quot;;[.F188];&quot;R&quot;;[.G188];&quot;P&quot;;&quot;_&quot;;[.H188])" office:value-type="string" office:string-value="HEADER_M_100MIL_2R30P_SMT">
            <text:p>HEADER_M_100MIL_2R3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9];&quot;_&quot;;LEFT([.C189];1);&quot;_&quot;;[.D189];[.E189];&quot;_&quot;;[.F189];&quot;R&quot;;[.G189];&quot;P&quot;;&quot;_&quot;;[.H189])" office:value-type="string" office:string-value="HEADER_M_100MIL_2R31P_SMT">
            <text:p>HEADER_M_100MIL_2R3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0];&quot;_&quot;;LEFT([.C190];1);&quot;_&quot;;[.D190];[.E190];&quot;_&quot;;[.F190];&quot;R&quot;;[.G190];&quot;P&quot;;&quot;_&quot;;[.H190])" office:value-type="string" office:string-value="HEADER_M_100MIL_2R32P_SMT">
            <text:p>HEADER_M_100MIL_2R3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1];&quot;_&quot;;LEFT([.C191];1);&quot;_&quot;;[.D191];[.E191];&quot;_&quot;;[.F191];&quot;R&quot;;[.G191];&quot;P&quot;;&quot;_&quot;;[.H191])" office:value-type="string" office:string-value="HEADER_M_100MIL_2R33P_SMT">
            <text:p>HEADER_M_100MIL_2R3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2];&quot;_&quot;;LEFT([.C192];1);&quot;_&quot;;[.D192];[.E192];&quot;_&quot;;[.F192];&quot;R&quot;;[.G192];&quot;P&quot;;&quot;_&quot;;[.H192])" office:value-type="string" office:string-value="HEADER_M_100MIL_2R34P_SMT">
            <text:p>HEADER_M_100MIL_2R3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3];&quot;_&quot;;LEFT([.C193];1);&quot;_&quot;;[.D193];[.E193];&quot;_&quot;;[.F193];&quot;R&quot;;[.G193];&quot;P&quot;;&quot;_&quot;;[.H193])" office:value-type="string" office:string-value="HEADER_M_100MIL_2R35P_SMT">
            <text:p>HEADER_M_100MIL_2R3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4];&quot;_&quot;;LEFT([.C194];1);&quot;_&quot;;[.D194];[.E194];&quot;_&quot;;[.F194];&quot;R&quot;;[.G194];&quot;P&quot;;&quot;_&quot;;[.H194])" office:value-type="string" office:string-value="HEADER_M_100MIL_2R36P_SMT">
            <text:p>HEADER_M_100MIL_2R3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5];&quot;_&quot;;LEFT([.C195];1);&quot;_&quot;;[.D195];[.E195];&quot;_&quot;;[.F195];&quot;R&quot;;[.G195];&quot;P&quot;;&quot;_&quot;;[.H195])" office:value-type="string" office:string-value="HEADER_M_100MIL_2R37P_SMT">
            <text:p>HEADER_M_100MIL_2R3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6];&quot;_&quot;;LEFT([.C196];1);&quot;_&quot;;[.D196];[.E196];&quot;_&quot;;[.F196];&quot;R&quot;;[.G196];&quot;P&quot;;&quot;_&quot;;[.H196])" office:value-type="string" office:string-value="HEADER_M_100MIL_2R38P_SMT">
            <text:p>HEADER_M_100MIL_2R3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7];&quot;_&quot;;LEFT([.C197];1);&quot;_&quot;;[.D197];[.E197];&quot;_&quot;;[.F197];&quot;R&quot;;[.G197];&quot;P&quot;;&quot;_&quot;;[.H197])" office:value-type="string" office:string-value="HEADER_M_100MIL_2R39P_SMT">
            <text:p>HEADER_M_100MIL_2R3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8];&quot;_&quot;;LEFT([.C198];1);&quot;_&quot;;[.D198];[.E198];&quot;_&quot;;[.F198];&quot;R&quot;;[.G198];&quot;P&quot;;&quot;_&quot;;[.H198])" office:value-type="string" office:string-value="HEADER_M_100MIL_2R40P_SMT">
            <text:p>HEADER_M_100MIL_2R4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9];&quot;_&quot;;LEFT([.C199];1);&quot;_&quot;;[.D199];[.E199];&quot;_&quot;;[.F199];&quot;R&quot;;[.G199];&quot;P&quot;;&quot;_&quot;;[.H199])" office:value-type="string" office:string-value="HEADER_M_100MIL_2R41P_SMT">
            <text:p>HEADER_M_100MIL_2R4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0];&quot;_&quot;;LEFT([.C200];1);&quot;_&quot;;[.D200];[.E200];&quot;_&quot;;[.F200];&quot;R&quot;;[.G200];&quot;P&quot;;&quot;_&quot;;[.H200])" office:value-type="string" office:string-value="HEADER_M_100MIL_2R42P_SMT">
            <text:p>HEADER_M_100MIL_2R4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1];&quot;_&quot;;LEFT([.C201];1);&quot;_&quot;;[.D201];[.E201];&quot;_&quot;;[.F201];&quot;R&quot;;[.G201];&quot;P&quot;;&quot;_&quot;;[.H201])" office:value-type="string" office:string-value="HEADER_M_100MIL_2R43P_SMT">
            <text:p>HEADER_M_100MIL_2R4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2];&quot;_&quot;;LEFT([.C202];1);&quot;_&quot;;[.D202];[.E202];&quot;_&quot;;[.F202];&quot;R&quot;;[.G202];&quot;P&quot;;&quot;_&quot;;[.H202])" office:value-type="string" office:string-value="HEADER_M_100MIL_2R44P_SMT">
            <text:p>HEADER_M_100MIL_2R4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3];&quot;_&quot;;LEFT([.C203];1);&quot;_&quot;;[.D203];[.E203];&quot;_&quot;;[.F203];&quot;R&quot;;[.G203];&quot;P&quot;;&quot;_&quot;;[.H203])" office:value-type="string" office:string-value="HEADER_M_100MIL_2R45P_SMT">
            <text:p>HEADER_M_100MIL_2R4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4];&quot;_&quot;;LEFT([.C204];1);&quot;_&quot;;[.D204];[.E204];&quot;_&quot;;[.F204];&quot;R&quot;;[.G204];&quot;P&quot;;&quot;_&quot;;[.H204])" office:value-type="string" office:string-value="HEADER_M_100MIL_2R46P_SMT">
            <text:p>HEADER_M_100MIL_2R4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5];&quot;_&quot;;LEFT([.C205];1);&quot;_&quot;;[.D205];[.E205];&quot;_&quot;;[.F205];&quot;R&quot;;[.G205];&quot;P&quot;;&quot;_&quot;;[.H205])" office:value-type="string" office:string-value="HEADER_M_100MIL_2R47P_SMT">
            <text:p>HEADER_M_100MIL_2R4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6];&quot;_&quot;;LEFT([.C206];1);&quot;_&quot;;[.D206];[.E206];&quot;_&quot;;[.F206];&quot;R&quot;;[.G206];&quot;P&quot;;&quot;_&quot;;[.H206])" office:value-type="string" office:string-value="HEADER_M_100MIL_2R48P_SMT">
            <text:p>HEADER_M_100MIL_2R4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7];&quot;_&quot;;LEFT([.C207];1);&quot;_&quot;;[.D207];[.E207];&quot;_&quot;;[.F207];&quot;R&quot;;[.G207];&quot;P&quot;;&quot;_&quot;;[.H207])" office:value-type="string" office:string-value="HEADER_M_100MIL_2R49P_SMT">
            <text:p>HEADER_M_100MIL_2R4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8];&quot;_&quot;;LEFT([.C208];1);&quot;_&quot;;[.D208];[.E208];&quot;_&quot;;[.F208];&quot;R&quot;;[.G208];&quot;P&quot;;&quot;_&quot;;[.H208])" office:value-type="string" office:string-value="HEADER_M_100MIL_2R50P_SMT">
            <text:p>HEADER_M_100MIL_2R5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5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9];&quot;_&quot;;LEFT([.C209];1);&quot;_&quot;;[.D209];[.E209];&quot;_&quot;;[.F209];&quot;R&quot;;[.G209];&quot;P&quot;;&quot;_&quot;;[.H209])" office:value-type="string" office:string-value="HEADER_M_100MIL_1R01P_PTH">
            <text:p>HEADER_M_100MIL_1R0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0];&quot;_&quot;;LEFT([.C210];1);&quot;_&quot;;[.D210];[.E210];&quot;_&quot;;[.F210];&quot;R&quot;;[.G210];&quot;P&quot;;&quot;_&quot;;[.H210])" office:value-type="string" office:string-value="HEADER_M_100MIL_1R02P_PTH">
            <text:p>HEADER_M_100MIL_1R0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1];&quot;_&quot;;LEFT([.C211];1);&quot;_&quot;;[.D211];[.E211];&quot;_&quot;;[.F211];&quot;R&quot;;[.G211];&quot;P&quot;;&quot;_&quot;;[.H211])" office:value-type="string" office:string-value="HEADER_M_100MIL_1R03P_PTH">
            <text:p>HEADER_M_100MIL_1R0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2];&quot;_&quot;;LEFT([.C212];1);&quot;_&quot;;[.D212];[.E212];&quot;_&quot;;[.F212];&quot;R&quot;;[.G212];&quot;P&quot;;&quot;_&quot;;[.H212])" office:value-type="string" office:string-value="HEADER_M_100MIL_1R04P_PTH">
            <text:p>HEADER_M_100MIL_1R0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3];&quot;_&quot;;LEFT([.C213];1);&quot;_&quot;;[.D213];[.E213];&quot;_&quot;;[.F213];&quot;R&quot;;[.G213];&quot;P&quot;;&quot;_&quot;;[.H213])" office:value-type="string" office:string-value="HEADER_M_100MIL_1R05P_PTH">
            <text:p>HEADER_M_100MIL_1R0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4];&quot;_&quot;;LEFT([.C214];1);&quot;_&quot;;[.D214];[.E214];&quot;_&quot;;[.F214];&quot;R&quot;;[.G214];&quot;P&quot;;&quot;_&quot;;[.H214])" office:value-type="string" office:string-value="HEADER_M_100MIL_1R06P_PTH">
            <text:p>HEADER_M_100MIL_1R0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5];&quot;_&quot;;LEFT([.C215];1);&quot;_&quot;;[.D215];[.E215];&quot;_&quot;;[.F215];&quot;R&quot;;[.G215];&quot;P&quot;;&quot;_&quot;;[.H215])" office:value-type="string" office:string-value="HEADER_M_100MIL_1R07P_PTH">
            <text:p>HEADER_M_100MIL_1R0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6];&quot;_&quot;;LEFT([.C216];1);&quot;_&quot;;[.D216];[.E216];&quot;_&quot;;[.F216];&quot;R&quot;;[.G216];&quot;P&quot;;&quot;_&quot;;[.H216])" office:value-type="string" office:string-value="HEADER_M_100MIL_1R08P_PTH">
            <text:p>HEADER_M_100MIL_1R0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7];&quot;_&quot;;LEFT([.C217];1);&quot;_&quot;;[.D217];[.E217];&quot;_&quot;;[.F217];&quot;R&quot;;[.G217];&quot;P&quot;;&quot;_&quot;;[.H217])" office:value-type="string" office:string-value="HEADER_M_100MIL_1R09P_PTH">
            <text:p>HEADER_M_100MIL_1R0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8];&quot;_&quot;;LEFT([.C218];1);&quot;_&quot;;[.D218];[.E218];&quot;_&quot;;[.F218];&quot;R&quot;;[.G218];&quot;P&quot;;&quot;_&quot;;[.H218])" office:value-type="string" office:string-value="HEADER_M_100MIL_1R10P_PTH">
            <text:p>HEADER_M_100MIL_1R1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9];&quot;_&quot;;LEFT([.C219];1);&quot;_&quot;;[.D219];[.E219];&quot;_&quot;;[.F219];&quot;R&quot;;[.G219];&quot;P&quot;;&quot;_&quot;;[.H219])" office:value-type="string" office:string-value="HEADER_M_100MIL_1R11P_PTH">
            <text:p>HEADER_M_100MIL_1R1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0];&quot;_&quot;;LEFT([.C220];1);&quot;_&quot;;[.D220];[.E220];&quot;_&quot;;[.F220];&quot;R&quot;;[.G220];&quot;P&quot;;&quot;_&quot;;[.H220])" office:value-type="string" office:string-value="HEADER_M_100MIL_1R12P_PTH">
            <text:p>HEADER_M_100MIL_1R1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1];&quot;_&quot;;LEFT([.C221];1);&quot;_&quot;;[.D221];[.E221];&quot;_&quot;;[.F221];&quot;R&quot;;[.G221];&quot;P&quot;;&quot;_&quot;;[.H221])" office:value-type="string" office:string-value="HEADER_M_100MIL_1R13P_PTH">
            <text:p>HEADER_M_100MIL_1R1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2];&quot;_&quot;;LEFT([.C222];1);&quot;_&quot;;[.D222];[.E222];&quot;_&quot;;[.F222];&quot;R&quot;;[.G222];&quot;P&quot;;&quot;_&quot;;[.H222])" office:value-type="string" office:string-value="HEADER_M_100MIL_1R14P_PTH">
            <text:p>HEADER_M_100MIL_1R1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3];&quot;_&quot;;LEFT([.C223];1);&quot;_&quot;;[.D223];[.E223];&quot;_&quot;;[.F223];&quot;R&quot;;[.G223];&quot;P&quot;;&quot;_&quot;;[.H223])" office:value-type="string" office:string-value="HEADER_M_100MIL_1R15P_PTH">
            <text:p>HEADER_M_100MIL_1R1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4];&quot;_&quot;;LEFT([.C224];1);&quot;_&quot;;[.D224];[.E224];&quot;_&quot;;[.F224];&quot;R&quot;;[.G224];&quot;P&quot;;&quot;_&quot;;[.H224])" office:value-type="string" office:string-value="HEADER_M_100MIL_1R16P_PTH">
            <text:p>HEADER_M_100MIL_1R1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5];&quot;_&quot;;LEFT([.C225];1);&quot;_&quot;;[.D225];[.E225];&quot;_&quot;;[.F225];&quot;R&quot;;[.G225];&quot;P&quot;;&quot;_&quot;;[.H225])" office:value-type="string" office:string-value="HEADER_M_100MIL_1R17P_PTH">
            <text:p>HEADER_M_100MIL_1R1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6];&quot;_&quot;;LEFT([.C226];1);&quot;_&quot;;[.D226];[.E226];&quot;_&quot;;[.F226];&quot;R&quot;;[.G226];&quot;P&quot;;&quot;_&quot;;[.H226])" office:value-type="string" office:string-value="HEADER_M_100MIL_1R18P_PTH">
            <text:p>HEADER_M_100MIL_1R1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7];&quot;_&quot;;LEFT([.C227];1);&quot;_&quot;;[.D227];[.E227];&quot;_&quot;;[.F227];&quot;R&quot;;[.G227];&quot;P&quot;;&quot;_&quot;;[.H227])" office:value-type="string" office:string-value="HEADER_M_100MIL_1R19P_PTH">
            <text:p>HEADER_M_100MIL_1R1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8];&quot;_&quot;;LEFT([.C228];1);&quot;_&quot;;[.D228];[.E228];&quot;_&quot;;[.F228];&quot;R&quot;;[.G228];&quot;P&quot;;&quot;_&quot;;[.H228])" office:value-type="string" office:string-value="HEADER_M_100MIL_1R20P_PTH">
            <text:p>HEADER_M_100MIL_1R2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9];&quot;_&quot;;LEFT([.C229];1);&quot;_&quot;;[.D229];[.E229];&quot;_&quot;;[.F229];&quot;R&quot;;[.G229];&quot;P&quot;;&quot;_&quot;;[.H229])" office:value-type="string" office:string-value="HEADER_M_100MIL_2R02P_PTH">
            <text:p>HEADER_M_100MIL_2R0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0];&quot;_&quot;;LEFT([.C230];1);&quot;_&quot;;[.D230];[.E230];&quot;_&quot;;[.F230];&quot;R&quot;;[.G230];&quot;P&quot;;&quot;_&quot;;[.H230])" office:value-type="string" office:string-value="HEADER_M_100MIL_2R03P_PTH">
            <text:p>HEADER_M_100MIL_2R0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1];&quot;_&quot;;LEFT([.C231];1);&quot;_&quot;;[.D231];[.E231];&quot;_&quot;;[.F231];&quot;R&quot;;[.G231];&quot;P&quot;;&quot;_&quot;;[.H231])" office:value-type="string" office:string-value="HEADER_M_100MIL_2R04P_PTH">
            <text:p>HEADER_M_100MIL_2R0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2];&quot;_&quot;;LEFT([.C232];1);&quot;_&quot;;[.D232];[.E232];&quot;_&quot;;[.F232];&quot;R&quot;;[.G232];&quot;P&quot;;&quot;_&quot;;[.H232])" office:value-type="string" office:string-value="HEADER_M_100MIL_2R05P_PTH">
            <text:p>HEADER_M_100MIL_2R0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3];&quot;_&quot;;LEFT([.C233];1);&quot;_&quot;;[.D233];[.E233];&quot;_&quot;;[.F233];&quot;R&quot;;[.G233];&quot;P&quot;;&quot;_&quot;;[.H233])" office:value-type="string" office:string-value="HEADER_M_100MIL_2R06P_PTH">
            <text:p>HEADER_M_100MIL_2R0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4];&quot;_&quot;;LEFT([.C234];1);&quot;_&quot;;[.D234];[.E234];&quot;_&quot;;[.F234];&quot;R&quot;;[.G234];&quot;P&quot;;&quot;_&quot;;[.H234])" office:value-type="string" office:string-value="HEADER_M_100MIL_2R07P_PTH">
            <text:p>HEADER_M_100MIL_2R0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5];&quot;_&quot;;LEFT([.C235];1);&quot;_&quot;;[.D235];[.E235];&quot;_&quot;;[.F235];&quot;R&quot;;[.G235];&quot;P&quot;;&quot;_&quot;;[.H235])" office:value-type="string" office:string-value="HEADER_M_100MIL_2R08P_PTH">
            <text:p>HEADER_M_100MIL_2R0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6];&quot;_&quot;;LEFT([.C236];1);&quot;_&quot;;[.D236];[.E236];&quot;_&quot;;[.F236];&quot;R&quot;;[.G236];&quot;P&quot;;&quot;_&quot;;[.H236])" office:value-type="string" office:string-value="HEADER_M_100MIL_2R09P_PTH">
            <text:p>HEADER_M_100MIL_2R0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7];&quot;_&quot;;LEFT([.C237];1);&quot;_&quot;;[.D237];[.E237];&quot;_&quot;;[.F237];&quot;R&quot;;[.G237];&quot;P&quot;;&quot;_&quot;;[.H237])" office:value-type="string" office:string-value="HEADER_M_100MIL_2R10P_PTH">
            <text:p>HEADER_M_100MIL_2R1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8];&quot;_&quot;;LEFT([.C238];1);&quot;_&quot;;[.D238];[.E238];&quot;_&quot;;[.F238];&quot;R&quot;;[.G238];&quot;P&quot;;&quot;_&quot;;[.H238])" office:value-type="string" office:string-value="HEADER_M_100MIL_2R11P_PTH">
            <text:p>HEADER_M_100MIL_2R1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9];&quot;_&quot;;LEFT([.C239];1);&quot;_&quot;;[.D239];[.E239];&quot;_&quot;;[.F239];&quot;R&quot;;[.G239];&quot;P&quot;;&quot;_&quot;;[.H239])" office:value-type="string" office:string-value="HEADER_M_100MIL_2R12P_PTH">
            <text:p>HEADER_M_100MIL_2R1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0];&quot;_&quot;;LEFT([.C240];1);&quot;_&quot;;[.D240];[.E240];&quot;_&quot;;[.F240];&quot;R&quot;;[.G240];&quot;P&quot;;&quot;_&quot;;[.H240])" office:value-type="string" office:string-value="HEADER_M_100MIL_2R13P_PTH">
            <text:p>HEADER_M_100MIL_2R1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1];&quot;_&quot;;LEFT([.C241];1);&quot;_&quot;;[.D241];[.E241];&quot;_&quot;;[.F241];&quot;R&quot;;[.G241];&quot;P&quot;;&quot;_&quot;;[.H241])" office:value-type="string" office:string-value="HEADER_M_100MIL_2R14P_PTH">
            <text:p>HEADER_M_100MIL_2R1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2];&quot;_&quot;;LEFT([.C242];1);&quot;_&quot;;[.D242];[.E242];&quot;_&quot;;[.F242];&quot;R&quot;;[.G242];&quot;P&quot;;&quot;_&quot;;[.H242])" office:value-type="string" office:string-value="HEADER_M_100MIL_2R15P_PTH">
            <text:p>HEADER_M_100MIL_2R1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3];&quot;_&quot;;LEFT([.C243];1);&quot;_&quot;;[.D243];[.E243];&quot;_&quot;;[.F243];&quot;R&quot;;[.G243];&quot;P&quot;;&quot;_&quot;;[.H243])" office:value-type="string" office:string-value="HEADER_M_100MIL_2R16P_PTH">
            <text:p>HEADER_M_100MIL_2R1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4];&quot;_&quot;;LEFT([.C244];1);&quot;_&quot;;[.D244];[.E244];&quot;_&quot;;[.F244];&quot;R&quot;;[.G244];&quot;P&quot;;&quot;_&quot;;[.H244])" office:value-type="string" office:string-value="HEADER_M_100MIL_2R17P_PTH">
            <text:p>HEADER_M_100MIL_2R1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5];&quot;_&quot;;LEFT([.C245];1);&quot;_&quot;;[.D245];[.E245];&quot;_&quot;;[.F245];&quot;R&quot;;[.G245];&quot;P&quot;;&quot;_&quot;;[.H245])" office:value-type="string" office:string-value="HEADER_M_100MIL_2R18P_PTH">
            <text:p>HEADER_M_100MIL_2R1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6];&quot;_&quot;;LEFT([.C246];1);&quot;_&quot;;[.D246];[.E246];&quot;_&quot;;[.F246];&quot;R&quot;;[.G246];&quot;P&quot;;&quot;_&quot;;[.H246])" office:value-type="string" office:string-value="HEADER_M_100MIL_2R19P_PTH">
            <text:p>HEADER_M_100MIL_2R1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7];&quot;_&quot;;LEFT([.C247];1);&quot;_&quot;;[.D247];[.E247];&quot;_&quot;;[.F247];&quot;R&quot;;[.G247];&quot;P&quot;;&quot;_&quot;;[.H247])" office:value-type="string" office:string-value="HEADER_M_100MIL_2R20P_PTH">
            <text:p>HEADER_M_100MIL_2R2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8];&quot;_&quot;;LEFT([.C248];1);&quot;_&quot;;[.D248];[.E248];&quot;_&quot;;[.F248];&quot;R&quot;;[.G248];&quot;P&quot;;&quot;_&quot;;[.H248])" office:value-type="string" office:string-value="HEADER_M_100MIL_2R21P_PTH">
            <text:p>HEADER_M_100MIL_2R2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9];&quot;_&quot;;LEFT([.C249];1);&quot;_&quot;;[.D249];[.E249];&quot;_&quot;;[.F249];&quot;R&quot;;[.G249];&quot;P&quot;;&quot;_&quot;;[.H249])" office:value-type="string" office:string-value="HEADER_M_100MIL_2R22P_PTH">
            <text:p>HEADER_M_100MIL_2R2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0];&quot;_&quot;;LEFT([.C250];1);&quot;_&quot;;[.D250];[.E250];&quot;_&quot;;[.F250];&quot;R&quot;;[.G250];&quot;P&quot;;&quot;_&quot;;[.H250])" office:value-type="string" office:string-value="HEADER_M_100MIL_2R23P_PTH">
            <text:p>HEADER_M_100MIL_2R2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1];&quot;_&quot;;LEFT([.C251];1);&quot;_&quot;;[.D251];[.E251];&quot;_&quot;;[.F251];&quot;R&quot;;[.G251];&quot;P&quot;;&quot;_&quot;;[.H251])" office:value-type="string" office:string-value="HEADER_M_100MIL_2R24P_PTH">
            <text:p>HEADER_M_100MIL_2R2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2];&quot;_&quot;;LEFT([.C252];1);&quot;_&quot;;[.D252];[.E252];&quot;_&quot;;[.F252];&quot;R&quot;;[.G252];&quot;P&quot;;&quot;_&quot;;[.H252])" office:value-type="string" office:string-value="HEADER_M_100MIL_2R25P_PTH">
            <text:p>HEADER_M_100MIL_2R2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3];&quot;_&quot;;LEFT([.C253];1);&quot;_&quot;;[.D253];[.E253];&quot;_&quot;;[.F253];&quot;R&quot;;[.G253];&quot;P&quot;;&quot;_&quot;;[.H253])" office:value-type="string" office:string-value="HEADER_M_100MIL_2R26P_PTH">
            <text:p>HEADER_M_100MIL_2R2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4];&quot;_&quot;;LEFT([.C254];1);&quot;_&quot;;[.D254];[.E254];&quot;_&quot;;[.F254];&quot;R&quot;;[.G254];&quot;P&quot;;&quot;_&quot;;[.H254])" office:value-type="string" office:string-value="HEADER_M_100MIL_2R27P_PTH">
            <text:p>HEADER_M_100MIL_2R2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5];&quot;_&quot;;LEFT([.C255];1);&quot;_&quot;;[.D255];[.E255];&quot;_&quot;;[.F255];&quot;R&quot;;[.G255];&quot;P&quot;;&quot;_&quot;;[.H255])" office:value-type="string" office:string-value="HEADER_M_100MIL_2R28P_PTH">
            <text:p>HEADER_M_100MIL_2R2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6];&quot;_&quot;;LEFT([.C256];1);&quot;_&quot;;[.D256];[.E256];&quot;_&quot;;[.F256];&quot;R&quot;;[.G256];&quot;P&quot;;&quot;_&quot;;[.H256])" office:value-type="string" office:string-value="HEADER_M_100MIL_2R29P_PTH">
            <text:p>HEADER_M_100MIL_2R2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7];&quot;_&quot;;LEFT([.C257];1);&quot;_&quot;;[.D257];[.E257];&quot;_&quot;;[.F257];&quot;R&quot;;[.G257];&quot;P&quot;;&quot;_&quot;;[.H257])" office:value-type="string" office:string-value="HEADER_M_100MIL_2R30P_PTH">
            <text:p>HEADER_M_100MIL_2R3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8];&quot;_&quot;;LEFT([.C258];1);&quot;_&quot;;[.D258];[.E258];&quot;_&quot;;[.F258];&quot;R&quot;;[.G258];&quot;P&quot;;&quot;_&quot;;[.H258])" office:value-type="string" office:string-value="HEADER_M_100MIL_2R31P_PTH">
            <text:p>HEADER_M_100MIL_2R3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9];&quot;_&quot;;LEFT([.C259];1);&quot;_&quot;;[.D259];[.E259];&quot;_&quot;;[.F259];&quot;R&quot;;[.G259];&quot;P&quot;;&quot;_&quot;;[.H259])" office:value-type="string" office:string-value="HEADER_M_100MIL_2R32P_PTH">
            <text:p>HEADER_M_100MIL_2R3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0];&quot;_&quot;;LEFT([.C260];1);&quot;_&quot;;[.D260];[.E260];&quot;_&quot;;[.F260];&quot;R&quot;;[.G260];&quot;P&quot;;&quot;_&quot;;[.H260])" office:value-type="string" office:string-value="HEADER_M_100MIL_2R33P_PTH">
            <text:p>HEADER_M_100MIL_2R3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1];&quot;_&quot;;LEFT([.C261];1);&quot;_&quot;;[.D261];[.E261];&quot;_&quot;;[.F261];&quot;R&quot;;[.G261];&quot;P&quot;;&quot;_&quot;;[.H261])" office:value-type="string" office:string-value="HEADER_M_100MIL_2R34P_PTH">
            <text:p>HEADER_M_100MIL_2R3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2];&quot;_&quot;;LEFT([.C262];1);&quot;_&quot;;[.D262];[.E262];&quot;_&quot;;[.F262];&quot;R&quot;;[.G262];&quot;P&quot;;&quot;_&quot;;[.H262])" office:value-type="string" office:string-value="HEADER_M_100MIL_2R35P_PTH">
            <text:p>HEADER_M_100MIL_2R3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3];&quot;_&quot;;LEFT([.C263];1);&quot;_&quot;;[.D263];[.E263];&quot;_&quot;;[.F263];&quot;R&quot;;[.G263];&quot;P&quot;;&quot;_&quot;;[.H263])" office:value-type="string" office:string-value="HEADER_M_100MIL_2R36P_PTH">
            <text:p>HEADER_M_100MIL_2R3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4];&quot;_&quot;;LEFT([.C264];1);&quot;_&quot;;[.D264];[.E264];&quot;_&quot;;[.F264];&quot;R&quot;;[.G264];&quot;P&quot;;&quot;_&quot;;[.H264])" office:value-type="string" office:string-value="HEADER_M_100MIL_2R37P_PTH">
            <text:p>HEADER_M_100MIL_2R3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5];&quot;_&quot;;LEFT([.C265];1);&quot;_&quot;;[.D265];[.E265];&quot;_&quot;;[.F265];&quot;R&quot;;[.G265];&quot;P&quot;;&quot;_&quot;;[.H265])" office:value-type="string" office:string-value="HEADER_M_100MIL_2R38P_PTH">
            <text:p>HEADER_M_100MIL_2R3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6];&quot;_&quot;;LEFT([.C266];1);&quot;_&quot;;[.D266];[.E266];&quot;_&quot;;[.F266];&quot;R&quot;;[.G266];&quot;P&quot;;&quot;_&quot;;[.H266])" office:value-type="string" office:string-value="HEADER_M_100MIL_2R39P_PTH">
            <text:p>HEADER_M_100MIL_2R3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7];&quot;_&quot;;LEFT([.C267];1);&quot;_&quot;;[.D267];[.E267];&quot;_&quot;;[.F267];&quot;R&quot;;[.G267];&quot;P&quot;;&quot;_&quot;;[.H267])" office:value-type="string" office:string-value="HEADER_M_100MIL_2R40P_PTH">
            <text:p>HEADER_M_100MIL_2R4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8];&quot;_&quot;;LEFT([.C268];1);&quot;_&quot;;[.D268];[.E268];&quot;_&quot;;[.F268];&quot;R&quot;;[.G268];&quot;P&quot;;&quot;_&quot;;[.H268])" office:value-type="string" office:string-value="HEADER_M_100MIL_2R41P_PTH">
            <text:p>HEADER_M_100MIL_2R4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9];&quot;_&quot;;LEFT([.C269];1);&quot;_&quot;;[.D269];[.E269];&quot;_&quot;;[.F269];&quot;R&quot;;[.G269];&quot;P&quot;;&quot;_&quot;;[.H269])" office:value-type="string" office:string-value="HEADER_M_100MIL_2R42P_PTH">
            <text:p>HEADER_M_100MIL_2R4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0];&quot;_&quot;;LEFT([.C270];1);&quot;_&quot;;[.D270];[.E270];&quot;_&quot;;[.F270];&quot;R&quot;;[.G270];&quot;P&quot;;&quot;_&quot;;[.H270])" office:value-type="string" office:string-value="HEADER_M_100MIL_2R43P_PTH">
            <text:p>HEADER_M_100MIL_2R4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1];&quot;_&quot;;LEFT([.C271];1);&quot;_&quot;;[.D271];[.E271];&quot;_&quot;;[.F271];&quot;R&quot;;[.G271];&quot;P&quot;;&quot;_&quot;;[.H271])" office:value-type="string" office:string-value="HEADER_M_100MIL_2R44P_PTH">
            <text:p>HEADER_M_100MIL_2R4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2];&quot;_&quot;;LEFT([.C272];1);&quot;_&quot;;[.D272];[.E272];&quot;_&quot;;[.F272];&quot;R&quot;;[.G272];&quot;P&quot;;&quot;_&quot;;[.H272])" office:value-type="string" office:string-value="HEADER_M_100MIL_2R45P_PTH">
            <text:p>HEADER_M_100MIL_2R4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3];&quot;_&quot;;LEFT([.C273];1);&quot;_&quot;;[.D273];[.E273];&quot;_&quot;;[.F273];&quot;R&quot;;[.G273];&quot;P&quot;;&quot;_&quot;;[.H273])" office:value-type="string" office:string-value="HEADER_M_100MIL_2R46P_PTH">
            <text:p>HEADER_M_100MIL_2R4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4];&quot;_&quot;;LEFT([.C274];1);&quot;_&quot;;[.D274];[.E274];&quot;_&quot;;[.F274];&quot;R&quot;;[.G274];&quot;P&quot;;&quot;_&quot;;[.H274])" office:value-type="string" office:string-value="HEADER_M_100MIL_2R47P_PTH">
            <text:p>HEADER_M_100MIL_2R4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5];&quot;_&quot;;LEFT([.C275];1);&quot;_&quot;;[.D275];[.E275];&quot;_&quot;;[.F275];&quot;R&quot;;[.G275];&quot;P&quot;;&quot;_&quot;;[.H275])" office:value-type="string" office:string-value="HEADER_M_100MIL_2R48P_PTH">
            <text:p>HEADER_M_100MIL_2R4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6];&quot;_&quot;;LEFT([.C276];1);&quot;_&quot;;[.D276];[.E276];&quot;_&quot;;[.F276];&quot;R&quot;;[.G276];&quot;P&quot;;&quot;_&quot;;[.H276])" office:value-type="string" office:string-value="HEADER_M_100MIL_2R49P_PTH">
            <text:p>HEADER_M_100MIL_2R4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7];&quot;_&quot;;LEFT([.C277];1);&quot;_&quot;;[.D277];[.E277];&quot;_&quot;;[.F277];&quot;R&quot;;[.G277];&quot;P&quot;;&quot;_&quot;;[.H277])" office:value-type="string" office:string-value="HEADER_M_100MIL_2R50P_PTH">
            <text:p>HEADER_M_100MIL_2R5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50</text:p>
          </table:table-cell>
          <table:table-cell office:value-type="string">
            <text:p>PTH</text:p>
          </table:table-cell>
        </table:table-row>
        <table:table-row table:style-name="ro1" table:number-rows-repeated="104829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C" table:style-name="ta1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" table:number-columns-repeated="3" table:default-cell-style-name="Default"/>
        <table:table-row table:style-name="ro5">
          <table:table-cell table:style-name="ce1" office:value-type="string">
            <text:p>Wings 3D Component Name</text:p>
          </table:table-cell>
          <table:table-cell table:style-name="ce3" office:value-type="string">
            <text:p>Package Type</text:p>
          </table:table-cell>
          <table:table-cell table:style-name="ce3" office:value-type="string">
            <text:p>Pin Count</text:p>
          </table:table-cell>
          <table:table-cell table:style-name="ce12" table:number-columns-repeated="3"/>
        </table:table-row>
        <table:table-row table:style-name="ro1">
          <table:table-cell table:formula="of:=CONCATENATE([.B2];&quot;-&quot;;[.C2])" office:value-type="string" office:string-value="QFN-12">
            <text:p>QFN-12</text:p>
          </table:table-cell>
          <table:table-cell office:value-type="string">
            <text:p>QFN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CONCATENATE([.B3];&quot;-&quot;;[.C3])" office:value-type="string" office:string-value="QFN-16">
            <text:p>QFN-16</text:p>
          </table:table-cell>
          <table:table-cell office:value-type="string">
            <text:p>QF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CONCATENATE([.B4];&quot;-&quot;;[.C4])" office:value-type="string" office:string-value="QFN-20">
            <text:p>QFN-20</text:p>
          </table:table-cell>
          <table:table-cell office:value-type="string">
            <text:p>QFN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formula="of:=CONCATENATE([.B5];&quot;-&quot;;[.C5])" office:value-type="string" office:string-value="QFN-24">
            <text:p>QFN-24</text:p>
          </table:table-cell>
          <table:table-cell office:value-type="string">
            <text:p>QFN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formula="of:=CONCATENATE([.B6];&quot;-&quot;;[.C6])" office:value-type="string" office:string-value="QFN-28">
            <text:p>QFN-28</text:p>
          </table:table-cell>
          <table:table-cell office:value-type="string">
            <text:p>QFN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table:formula="of:=CONCATENATE([.B7];&quot;-&quot;;[.C7])" office:value-type="string" office:string-value="QFN-32">
            <text:p>QFN-32</text:p>
          </table:table-cell>
          <table:table-cell office:value-type="string">
            <text:p>QFN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table:formula="of:=CONCATENATE([.B8];&quot;-&quot;;[.C8])" office:value-type="string" office:string-value="QFN-44">
            <text:p>QFN-44</text:p>
          </table:table-cell>
          <table:table-cell office:value-type="string">
            <text:p>QFN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formula="of:=CONCATENATE([.B9];&quot;-&quot;;[.C9])" office:value-type="string" office:string-value="QFN-48">
            <text:p>QFN-48</text:p>
          </table:table-cell>
          <table:table-cell office:value-type="string">
            <text:p>QFN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table:formula="of:=CONCATENATE([.B10];&quot;-&quot;;[.C10])" office:value-type="string" office:string-value="TQFP-16">
            <text:p>TQFP-16</text:p>
          </table:table-cell>
          <table:table-cell office:value-type="string">
            <text:p>TQFP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CONCATENATE([.B11];&quot;-&quot;;[.C11])" office:value-type="string" office:string-value="TQFP-20">
            <text:p>TQFP-20</text:p>
          </table:table-cell>
          <table:table-cell office:value-type="string">
            <text:p>TQFP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formula="of:=CONCATENATE([.B12];&quot;-&quot;;[.C12])" office:value-type="string" office:string-value="TQFP-24">
            <text:p>TQFP-24</text:p>
          </table:table-cell>
          <table:table-cell office:value-type="string">
            <text:p>TQFP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formula="of:=CONCATENATE([.B13];&quot;-&quot;;[.C13])" office:value-type="string" office:string-value="TQFP-32">
            <text:p>TQFP-32</text:p>
          </table:table-cell>
          <table:table-cell office:value-type="string">
            <text:p>TQFP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table:formula="of:=CONCATENATE([.B14];&quot;-&quot;;[.C14])" office:value-type="string" office:string-value="TQFP-44">
            <text:p>TQFP-44</text:p>
          </table:table-cell>
          <table:table-cell office:value-type="string">
            <text:p>TQFP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formula="of:=CONCATENATE([.B15];&quot;-&quot;;[.C15])" office:value-type="string" office:string-value="TQFP-48">
            <text:p>TQFP-48</text:p>
          </table:table-cell>
          <table:table-cell office:value-type="string">
            <text:p>TQFP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table:formula="of:=CONCATENATE([.B16];&quot;-&quot;;[.C16])" office:value-type="string" office:string-value="TQFP-64">
            <text:p>TQFP-64</text:p>
          </table:table-cell>
          <table:table-cell office:value-type="string">
            <text:p>TQFP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table:formula="of:=CONCATENATE([.B17];&quot;-&quot;;[.C17])" office:value-type="string" office:string-value="TQFP-100">
            <text:p>TQFP-100</text:p>
          </table:table-cell>
          <table:table-cell office:value-type="string">
            <text:p>TQFP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formula="of:=CONCATENATE([.B18];&quot;-&quot;;[.C18])" office:value-type="string" office:string-value="TQFP-144">
            <text:p>TQFP-144</text:p>
          </table:table-cell>
          <table:table-cell office:value-type="string">
            <text:p>TQFP</text:p>
          </table:table-cell>
          <table:table-cell office:value-type="float" office:value="144">
            <text:p>144</text:p>
          </table:table-cell>
          <table:table-cell table:number-columns-repeated="3"/>
        </table:table-row>
        <table:table-row table:style-name="ro1">
          <table:table-cell table:formula="of:=CONCATENATE([.B19];&quot;-&quot;;[.C19])" office:value-type="string" office:string-value="DFN-6">
            <text:p>DFN-6</text:p>
          </table:table-cell>
          <table:table-cell office:value-type="string">
            <text:p>DF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CONCATENATE([.B20];&quot;-&quot;;[.C20])" office:value-type="string" office:string-value="DFN-8">
            <text:p>DFN-8</text:p>
          </table:table-cell>
          <table:table-cell office:value-type="string">
            <text:p>DFN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CONCATENATE([.B21];&quot;-&quot;;[.C21])" office:value-type="string" office:string-value="SOIC-4">
            <text:p>SOIC-4</text:p>
          </table:table-cell>
          <table:table-cell office:value-type="string">
            <text:p>SOIC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CONCATENATE([.B22];&quot;-&quot;;[.C22])" office:value-type="string" office:string-value="SOIC-6">
            <text:p>SOIC-6</text:p>
          </table:table-cell>
          <table:table-cell office:value-type="string">
            <text:p>SOIC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CONCATENATE([.B23];&quot;-&quot;;[.C23])" office:value-type="string" office:string-value="SOIC-8">
            <text:p>SOIC-8</text:p>
          </table:table-cell>
          <table:table-cell office:value-type="string">
            <text:p>SOIC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CONCATENATE([.B24];&quot;-&quot;;[.C24])" office:value-type="string" office:string-value="SOIC-14">
            <text:p>SOIC-14</text:p>
          </table:table-cell>
          <table:table-cell office:value-type="string">
            <text:p>SOIC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CONCATENATE([.B25];&quot;-&quot;;[.C25])" office:value-type="string" office:string-value="SOIC-16">
            <text:p>SOIC-16</text:p>
          </table:table-cell>
          <table:table-cell office:value-type="string">
            <text:p>SOIC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CONCATENATE([.B26];&quot;-&quot;;[.C26])" office:value-type="string" office:string-value="SOIC-18">
            <text:p>SOIC-18</text:p>
          </table:table-cell>
          <table:table-cell office:value-type="string">
            <text:p>SOIC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formula="of:=CONCATENATE([.B27];&quot;-&quot;;[.C27])" office:value-type="string" office:string-value="SOIC-20">
            <text:p>SOIC-20</text:p>
          </table:table-cell>
          <table:table-cell office:value-type="string">
            <text:p>SOIC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formula="of:=CONCATENATE([.B28];&quot;-&quot;;[.C28])" office:value-type="string" office:string-value="SOIC-24">
            <text:p>SOIC-24</text:p>
          </table:table-cell>
          <table:table-cell office:value-type="string">
            <text:p>SOIC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formula="of:=CONCATENATE([.B29];&quot;-&quot;;[.C29])" office:value-type="string" office:string-value="SOIC-28">
            <text:p>SOIC-28</text:p>
          </table:table-cell>
          <table:table-cell office:value-type="string">
            <text:p>SOIC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table:formula="of:=CONCATENATE([.B30];&quot;-&quot;;[.C30])" office:value-type="string" office:string-value="DIP-6">
            <text:p>DIP-6</text:p>
          </table:table-cell>
          <table:table-cell office:value-type="string">
            <text:p>DIP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CONCATENATE([.B31];&quot;-&quot;;[.C31])" office:value-type="string" office:string-value="DIP-8">
            <text:p>DIP-8</text:p>
          </table:table-cell>
          <table:table-cell office:value-type="string">
            <text:p>DIP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CONCATENATE([.B32];&quot;-&quot;;[.C32])" office:value-type="string" office:string-value="DIP-4">
            <text:p>DIP-4</text:p>
          </table:table-cell>
          <table:table-cell office:value-type="string">
            <text:p>DIP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CONCATENATE([.B33];&quot;-&quot;;[.C33])" office:value-type="string" office:string-value="DIP-6">
            <text:p>DIP-6</text:p>
          </table:table-cell>
          <table:table-cell office:value-type="string">
            <text:p>DIP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CONCATENATE([.B34];&quot;-&quot;;[.C34])" office:value-type="string" office:string-value="DIP-8">
            <text:p>DIP-8</text:p>
          </table:table-cell>
          <table:table-cell office:value-type="string">
            <text:p>DIP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CONCATENATE([.B35];&quot;-&quot;;[.C35])" office:value-type="string" office:string-value="DIP-14">
            <text:p>DIP-14</text:p>
          </table:table-cell>
          <table:table-cell office:value-type="string">
            <text:p>DIP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CONCATENATE([.B36];&quot;-&quot;;[.C36])" office:value-type="string" office:string-value="DIP-16">
            <text:p>DIP-16</text:p>
          </table:table-cell>
          <table:table-cell office:value-type="string">
            <text:p>DIP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CONCATENATE([.B37];&quot;-&quot;;[.C37])" office:value-type="string" office:string-value="DIP-18">
            <text:p>DIP-18</text:p>
          </table:table-cell>
          <table:table-cell office:value-type="string">
            <text:p>DIP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formula="of:=CONCATENATE([.B38];&quot;-&quot;;[.C38])" office:value-type="string" office:string-value="DIP-20">
            <text:p>DIP-20</text:p>
          </table:table-cell>
          <table:table-cell office:value-type="string">
            <text:p>DIP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formula="of:=CONCATENATE([.B39];&quot;-&quot;;[.C39])" office:value-type="string" office:string-value="DIP-24">
            <text:p>DIP-24</text:p>
          </table:table-cell>
          <table:table-cell office:value-type="string">
            <text:p>DIP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formula="of:=CONCATENATE([.B40];&quot;-&quot;;[.C40])" office:value-type="string" office:string-value="DIP-28">
            <text:p>DIP-28</text:p>
          </table:table-cell>
          <table:table-cell office:value-type="string">
            <text:p>DIP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table:formula="of:=CONCATENATE([.B41];&quot;-&quot;;[.C41])" office:value-type="string" office:string-value="SOT-23-3">
            <text:p>SOT-23-3</text:p>
          </table:table-cell>
          <table:table-cell office:value-type="string">
            <text:p>SOT-23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formula="of:=CONCATENATE([.B42];&quot;-&quot;;[.C42])" office:value-type="string" office:string-value="SOT-23-5">
            <text:p>SOT-23-5</text:p>
          </table:table-cell>
          <table:table-cell office:value-type="string">
            <text:p>SOT-2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CONCATENATE([.B43];&quot;-&quot;;[.C43])" office:value-type="string" office:string-value="SOT-23-6">
            <text:p>SOT-23-6</text:p>
          </table:table-cell>
          <table:table-cell office:value-type="string">
            <text:p>SOT-2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CONCATENATE([.B44];&quot;-&quot;;[.C44])" office:value-type="string" office:string-value="SOT-23-8">
            <text:p>SOT-23-8</text:p>
          </table:table-cell>
          <table:table-cell office:value-type="string">
            <text:p>SOT-2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CONCATENATE([.B45];&quot;-&quot;;[.C45])" office:value-type="string" office:string-value="SOIC-W-4">
            <text:p>SOIC-W-4</text:p>
          </table:table-cell>
          <table:table-cell office:value-type="string">
            <text:p>SOIC-W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CONCATENATE([.B46];&quot;-&quot;;[.C46])" office:value-type="string" office:string-value="SOIC-W-6">
            <text:p>SOIC-W-6</text:p>
          </table:table-cell>
          <table:table-cell office:value-type="string">
            <text:p>SOIC-W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CONCATENATE([.B47];&quot;-&quot;;[.C47])" office:value-type="string" office:string-value="SOIC-W-8">
            <text:p>SOIC-W-8</text:p>
          </table:table-cell>
          <table:table-cell office:value-type="string">
            <text:p>SOIC-W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CONCATENATE([.B48];&quot;-&quot;;[.C48])" office:value-type="string" office:string-value="SOIC-W-14">
            <text:p>SOIC-W-14</text:p>
          </table:table-cell>
          <table:table-cell office:value-type="string">
            <text:p>SOIC-W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CONCATENATE([.B49];&quot;-&quot;;[.C49])" office:value-type="string" office:string-value="SOIC-W-16">
            <text:p>SOIC-W-16</text:p>
          </table:table-cell>
          <table:table-cell office:value-type="string">
            <text:p>SOIC-W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CONCATENATE([.B50];&quot;-&quot;;[.C50])" office:value-type="string" office:string-value="SOIC-W-18">
            <text:p>SOIC-W-18</text:p>
          </table:table-cell>
          <table:table-cell office:value-type="string">
            <text:p>SOIC-W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formula="of:=CONCATENATE([.B51];&quot;-&quot;;[.C51])" office:value-type="string" office:string-value="SOIC-W-20">
            <text:p>SOIC-W-20</text:p>
          </table:table-cell>
          <table:table-cell office:value-type="string">
            <text:p>SOIC-W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formula="of:=CONCATENATE([.B52];&quot;-&quot;;[.C52])" office:value-type="string" office:string-value="SOIC-W-24">
            <text:p>SOIC-W-24</text:p>
          </table:table-cell>
          <table:table-cell office:value-type="string">
            <text:p>SOIC-W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formula="of:=CONCATENATE([.B53];&quot;-&quot;;[.C53])" office:value-type="string" office:string-value="SOIC-W-28">
            <text:p>SOIC-W-28</text:p>
          </table:table-cell>
          <table:table-cell office:value-type="string">
            <text:p>SOIC-W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table:formula="of:=CONCATENATE([.B54];&quot;-&quot;;[.C54])" office:value-type="string" office:string-value="DIP-W-4">
            <text:p>DIP-W-4</text:p>
          </table:table-cell>
          <table:table-cell office:value-type="string">
            <text:p>DIP-W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CONCATENATE([.B55];&quot;-&quot;;[.C55])" office:value-type="string" office:string-value="DIP-W-6">
            <text:p>DIP-W-6</text:p>
          </table:table-cell>
          <table:table-cell office:value-type="string">
            <text:p>DIP-W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CONCATENATE([.B56];&quot;-&quot;;[.C56])" office:value-type="string" office:string-value="DIP-W-8">
            <text:p>DIP-W-8</text:p>
          </table:table-cell>
          <table:table-cell office:value-type="string">
            <text:p>DIP-W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CONCATENATE([.B57];&quot;-&quot;;[.C57])" office:value-type="string" office:string-value="DIP-W-14">
            <text:p>DIP-W-14</text:p>
          </table:table-cell>
          <table:table-cell office:value-type="string">
            <text:p>DIP-W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CONCATENATE([.B58];&quot;-&quot;;[.C58])" office:value-type="string" office:string-value="DIP-W-16">
            <text:p>DIP-W-16</text:p>
          </table:table-cell>
          <table:table-cell office:value-type="string">
            <text:p>DIP-W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CONCATENATE([.B59];&quot;-&quot;;[.C59])" office:value-type="string" office:string-value="DIP-W-18">
            <text:p>DIP-W-18</text:p>
          </table:table-cell>
          <table:table-cell office:value-type="string">
            <text:p>DIP-W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formula="of:=CONCATENATE([.B60];&quot;-&quot;;[.C60])" office:value-type="string" office:string-value="DIP-W-20">
            <text:p>DIP-W-20</text:p>
          </table:table-cell>
          <table:table-cell office:value-type="string">
            <text:p>DIP-W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formula="of:=CONCATENATE([.B61];&quot;-&quot;;[.C61])" office:value-type="string" office:string-value="DIP-W-24">
            <text:p>DIP-W-24</text:p>
          </table:table-cell>
          <table:table-cell office:value-type="string">
            <text:p>DIP-W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formula="of:=CONCATENATE([.B62];&quot;-&quot;;[.C62])" office:value-type="string" office:string-value="DIP-W-28">
            <text:p>DIP-W-28</text:p>
          </table:table-cell>
          <table:table-cell office:value-type="string">
            <text:p>DIP-W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table:formula="of:=CONCATENATE([.B63];&quot;-&quot;;[.C63])" office:value-type="string" office:string-value="SOP-8">
            <text:p>SOP-8</text:p>
          </table:table-cell>
          <table:table-cell office:value-type="string">
            <text:p>SOP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CONCATENATE([.B64];&quot;-&quot;;[.C64])" office:value-type="string" office:string-value="SOP-14">
            <text:p>SOP-14</text:p>
          </table:table-cell>
          <table:table-cell office:value-type="string">
            <text:p>SOP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CONCATENATE([.B65];&quot;-&quot;;[.C65])" office:value-type="string" office:string-value="SOP-16">
            <text:p>SOP-16</text:p>
          </table:table-cell>
          <table:table-cell office:value-type="string">
            <text:p>SOP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CONCATENATE([.B66];&quot;-&quot;;[.C66])" office:value-type="string" office:string-value="SOP-18">
            <text:p>SOP-18</text:p>
          </table:table-cell>
          <table:table-cell office:value-type="string">
            <text:p>SOP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formula="of:=CONCATENATE([.B67];&quot;-&quot;;[.C67])" office:value-type="string" office:string-value="SOP-20">
            <text:p>SOP-20</text:p>
          </table:table-cell>
          <table:table-cell office:value-type="string">
            <text:p>SOP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formula="of:=CONCATENATE([.B68];&quot;-&quot;;[.C68])" office:value-type="string" office:string-value="SOP-24">
            <text:p>SOP-24</text:p>
          </table:table-cell>
          <table:table-cell office:value-type="string">
            <text:p>SOP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formula="of:=CONCATENATE([.B69];&quot;-&quot;;[.C69])" office:value-type="string" office:string-value="SOP-28">
            <text:p>SOP-28</text:p>
          </table:table-cell>
          <table:table-cell office:value-type="string">
            <text:p>SOP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table:formula="of:=CONCATENATE([.B70];&quot;-&quot;;[.C70])" office:value-type="string" office:string-value="SOP-32">
            <text:p>SOP-32</text:p>
          </table:table-cell>
          <table:table-cell office:value-type="string">
            <text:p>SOP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table:formula="of:=CONCATENATE([.B71];&quot;-&quot;;[.C71])" office:value-type="string" office:string-value="SOP-40">
            <text:p>SOP-40</text:p>
          </table:table-cell>
          <table:table-cell office:value-type="string">
            <text:p>SOP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formula="of:=CONCATENATE([.B72];&quot;-&quot;;[.C72])" office:value-type="string" office:string-value="SOP-44">
            <text:p>SOP-44</text:p>
          </table:table-cell>
          <table:table-cell office:value-type="string">
            <text:p>SOP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formula="of:=CONCATENATE([.B73];&quot;-&quot;;[.C73])" office:value-type="string" office:string-value="SOP-48">
            <text:p>SOP-48</text:p>
          </table:table-cell>
          <table:table-cell office:value-type="string">
            <text:p>SOP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table:formula="of:=CONCATENATE([.B74];&quot;-&quot;;[.C74])" office:value-type="string" office:string-value="SOP-64">
            <text:p>SOP-64</text:p>
          </table:table-cell>
          <table:table-cell office:value-type="string">
            <text:p>SOP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table:formula="of:=CONCATENATE([.B75];&quot;-&quot;;[.C75])" office:value-type="string" office:string-value="MSOP-8">
            <text:p>MSOP-8</text:p>
          </table:table-cell>
          <table:table-cell office:value-type="string">
            <text:p>MSOP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CONCATENATE([.B76];&quot;-&quot;;[.C76])" office:value-type="string" office:string-value="MSOP-14">
            <text:p>MSOP-14</text:p>
          </table:table-cell>
          <table:table-cell office:value-type="string">
            <text:p>MSOP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CONCATENATE([.B77];&quot;-&quot;;[.C77])" office:value-type="string" office:string-value="MSOP-16">
            <text:p>MSOP-16</text:p>
          </table:table-cell>
          <table:table-cell office:value-type="string">
            <text:p>MSOP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CONCATENATE([.B78];&quot;-&quot;;[.C78])" office:value-type="string" office:string-value="MSOP-18">
            <text:p>MSOP-18</text:p>
          </table:table-cell>
          <table:table-cell office:value-type="string">
            <text:p>MSOP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formula="of:=CONCATENATE([.B79];&quot;-&quot;;[.C79])" office:value-type="string" office:string-value="MSOP-20">
            <text:p>MSOP-20</text:p>
          </table:table-cell>
          <table:table-cell office:value-type="string">
            <text:p>MSOP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formula="of:=CONCATENATE([.B80];&quot;-&quot;;[.C80])" office:value-type="string" office:string-value="MSOP-24">
            <text:p>MSOP-24</text:p>
          </table:table-cell>
          <table:table-cell office:value-type="string">
            <text:p>MSOP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formula="of:=CONCATENATE([.B81];&quot;-&quot;;[.C81])" office:value-type="string" office:string-value="MSOP-28">
            <text:p>MSOP-28</text:p>
          </table:table-cell>
          <table:table-cell office:value-type="string">
            <text:p>MSOP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table:formula="of:=CONCATENATE([.B82];&quot;-&quot;;[.C82])" office:value-type="string" office:string-value="MSOP-32">
            <text:p>MSOP-32</text:p>
          </table:table-cell>
          <table:table-cell office:value-type="string">
            <text:p>MSOP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table:formula="of:=CONCATENATE([.B83];&quot;-&quot;;[.C83])" office:value-type="string" office:string-value="TSSOP-8">
            <text:p>TSSOP-8</text:p>
          </table:table-cell>
          <table:table-cell office:value-type="string">
            <text:p>TSSOP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CONCATENATE([.B84];&quot;-&quot;;[.C84])" office:value-type="string" office:string-value="TSSOP-14">
            <text:p>TSSOP-14</text:p>
          </table:table-cell>
          <table:table-cell office:value-type="string">
            <text:p>TSSOP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CONCATENATE([.B85];&quot;-&quot;;[.C85])" office:value-type="string" office:string-value="TSSOP-16">
            <text:p>TSSOP-16</text:p>
          </table:table-cell>
          <table:table-cell office:value-type="string">
            <text:p>TSSOP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CONCATENATE([.B86];&quot;-&quot;;[.C86])" office:value-type="string" office:string-value="TSSOP-18">
            <text:p>TSSOP-18</text:p>
          </table:table-cell>
          <table:table-cell office:value-type="string">
            <text:p>TSSOP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formula="of:=CONCATENATE([.B87];&quot;-&quot;;[.C87])" office:value-type="string" office:string-value="TSSOP-20">
            <text:p>TSSOP-20</text:p>
          </table:table-cell>
          <table:table-cell office:value-type="string">
            <text:p>TSSOP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formula="of:=CONCATENATE([.B88];&quot;-&quot;;[.C88])" office:value-type="string" office:string-value="TSSOP-24">
            <text:p>TSSOP-24</text:p>
          </table:table-cell>
          <table:table-cell office:value-type="string">
            <text:p>TSSOP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formula="of:=CONCATENATE([.B89];&quot;-&quot;;[.C89])" office:value-type="string" office:string-value="TSSOP-28">
            <text:p>TSSOP-28</text:p>
          </table:table-cell>
          <table:table-cell office:value-type="string">
            <text:p>TSSOP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table:formula="of:=CONCATENATE([.B90];&quot;-&quot;;[.C90])" office:value-type="string" office:string-value="TSSOP-32">
            <text:p>TSSOP-32</text:p>
          </table:table-cell>
          <table:table-cell office:value-type="string">
            <text:p>TSSOP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table:formula="of:=CONCATENATE([.B91];&quot;-&quot;;[.C91])" office:value-type="string" office:string-value="TSSOP-40">
            <text:p>TSSOP-40</text:p>
          </table:table-cell>
          <table:table-cell office:value-type="string">
            <text:p>TSSOP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formula="of:=CONCATENATE([.B92];&quot;-&quot;;[.C92])" office:value-type="string" office:string-value="TSSOP-44">
            <text:p>TSSOP-44</text:p>
          </table:table-cell>
          <table:table-cell office:value-type="string">
            <text:p>TSSOP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formula="of:=CONCATENATE([.B93];&quot;-&quot;;[.C93])" office:value-type="string" office:string-value="TSSOP-48">
            <text:p>TSSOP-48</text:p>
          </table:table-cell>
          <table:table-cell office:value-type="string">
            <text:p>TSSOP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table:formula="of:=CONCATENATE([.B94];&quot;-&quot;;[.C94])" office:value-type="string" office:string-value="TSSOP-64">
            <text:p>TSSOP-64</text:p>
          </table:table-cell>
          <table:table-cell office:value-type="string">
            <text:p>TSSOP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 table:number-rows-repeated="104848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otentiometer" table:style-name="ta1">
        <table:table-column table:style-name="co2" table:default-cell-style-name="Default"/>
        <table:table-row table:style-name="ro1">
          <table:table-cell/>
        </table:table-row>
      </table:table>
      <table:table table:name="Switch" table:style-name="ta1">
        <table:table-column table:style-name="co20" table:default-cell-style-name="Default"/>
        <table:table-row table:style-name="ro1">
          <table:table-cell/>
        </table:table-row>
        <table:table-row table:style-name="ro1">
          <table:table-cell office:value-type="string">
            <text:p>SW_ROCKER_ON-OFF-ON</text:p>
          </table:table-cell>
        </table:table-row>
        <table:table-row table:style-name="ro1">
          <table:table-cell office:value-type="string">
            <text:p>SW_SLIDE_4POS</text:p>
          </table:table-cell>
        </table:table-row>
        <table:table-row table:style-name="ro1">
          <table:table-cell office:value-type="string">
            <text:p>SW_TOGGLE_4P2T_ON-OFF-ON</text:p>
          </table:table-cell>
        </table:table-row>
        <table:table-row table:style-name="ro1">
          <table:table-cell office:value-type="string">
            <text:p>SW_TOGGLE_1P1T_ON-OFF</text:p>
          </table:table-cell>
        </table:table-row>
        <table:table-row table:style-name="ro1">
          <table:table-cell office:value-type="string">
            <text:p>SW_TOGGLE_2P2T_ON-ON</text:p>
          </table:table-cell>
        </table:table-row>
        <table:table-row table:style-name="ro1">
          <table:table-cell office:value-type="string">
            <text:p>SW_TOGGLE_4P2T_ON-MOM</text:p>
          </table:table-cell>
        </table:table-row>
        <table:table-row table:style-name="ro1">
          <table:table-cell office:value-type="string">
            <text:p>SW_PUSH_1P1T_OFF-MOM</text:p>
          </table:table-cell>
        </table:table-row>
        <table:table-row table:style-name="ro1">
          <table:table-cell office:value-type="string">
            <text:p>SW_PUSH_1P1T_OFF-ON</text:p>
          </table:table-cell>
        </table:table-row>
      </table:table>
      <table:table table:name="Terminal_Block" table:style-name="ta1">
        <table:table-column table:style-name="co2" table:default-cell-style-name="Default"/>
        <table:table-row table:style-name="ro1">
          <table:table-cell/>
        </table:table-row>
      </table:table>
      <table:table table:name="Test" table:style-name="ta1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'Library Names'.A1:'Library Names'.A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8/13/2012</text:date>, <text:time>22:5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49M43S</meta:editing-duration>
    <meta:editing-cycles>51</meta:editing-cycles>
    <meta:generator>LibreOffice/3.4$Win32 LibreOffice_project/340m1$Build-302</meta:generator>
    <dc:date>2012-08-13T22:54:37.31</dc:date>
    <meta:document-statistic meta:table-count="14" meta:cell-count="2752" meta:object-count="0"/>
    <meta:user-defined meta:name="Info 1"/>
    <meta:user-defined meta:name="Info 2"/>
    <meta:user-defined meta:name="Info 3"/>
    <meta:user-defined meta:name="Info 4"/>
  </office:meta>
</office:document-meta>
</file>